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489in"/>
    </style:style>
    <style:style style:name="co8" style:family="table-column">
      <style:table-column-properties fo:break-before="auto" style:column-width="1.5209in"/>
    </style:style>
    <style:style style:name="co9" style:family="table-column">
      <style:table-column-properties fo:break-before="auto" style:column-width="1.5453in"/>
    </style:style>
    <style:style style:name="co10" style:family="table-column">
      <style:table-column-properties fo:break-before="auto" style:column-width="2.3626in"/>
    </style:style>
    <style:style style:name="co11" style:family="table-column">
      <style:table-column-properties fo:break-before="auto" style:column-width="1.1484in"/>
    </style:style>
    <style:style style:name="co12" style:family="table-column">
      <style:table-column-properties fo:break-before="auto" style:column-width="2.4354in"/>
    </style:style>
    <style:style style:name="co13" style:family="table-column">
      <style:table-column-properties fo:break-before="auto" style:column-width="1.8126in"/>
    </style:style>
    <style:style style:name="co14" style:family="table-column">
      <style:table-column-properties fo:break-before="auto" style:column-width="2.1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Distance Equation: y=16404.6(X)^2+1248.02(X)+1</text:p>
          </table:table-cell>
          <table:table-cell table:style-name="Default" table:number-columns-repeated="2"/>
          <table:table-cell table:number-columns-repeated="2"/>
          <table:table-cell office:value-type="string">
            <text:p>Engine Count Equation: y = 0.474438x^0.835639+0.525541</text:p>
          </table:table-cell>
          <table:table-cell table:number-columns-repeated="12"/>
        </table:table-row>
        <table:table-row table:style-name="ro1">
          <table:table-cell office:value-type="string">
            <text:p>Time (Minute)</text:p>
          </table:table-cell>
          <table:table-cell table:style-name="Default" office:value-type="string">
            <text:p>Distance</text:p>
          </table:table-cell>
          <table:table-cell table:style-name="Default" office:value-type="string">
            <text:p>Next Checkpoint</text:p>
          </table:table-cell>
          <table:table-cell table:style-name="ce2" office:value-type="string">
            <text:p>Research Tier</text:p>
          </table:table-cell>
          <table:table-cell office:value-type="string">
            <text:p>Acceleration Req</text:p>
          </table:table-cell>
          <table:table-cell office:value-type="string">
            <text:p>Engine Count</text:p>
          </table:table-cell>
          <table:table-cell office:value-type="string">
            <text:p>Acceleration per Engine</text:p>
          </table:table-cell>
          <table:table-cell office:value-type="string">
            <text:p>Gem Types</text:p>
          </table:table-cell>
          <table:table-cell/>
          <table:table-cell office:value-type="string">
            <text:p>Thruster Level Progression</text:p>
          </table:table-cell>
          <table:table-cell/>
          <table:table-cell office:value-type="string">
            <text:p>Energy Efficiency Level Progression</text:p>
          </table:table-cell>
          <table:table-cell/>
          <table:table-cell office:value-type="string">
            <text:p>Detector Level Progression</text:p>
          </table:table-cell>
          <table:table-cell office:value-type="string">
            <text:p>Upgrade Level Progression</text:p>
          </table:table-cell>
          <table:table-cell office:value-type="string">
            <text:p>Arm Count</text:p>
          </table:table-cell>
          <table:table-cell office:value-type="string">
            <text:p>No Click</text:p>
          </table:table-cell>
          <table:table-cell office:value-type="string">
            <text:p>Upgrade N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6404.6*([.A3])^2+1248.02*([.A3])+1" office:value-type="float" office:value="17653.62">
            <text:p>17654</text:p>
          </table:table-cell>
          <table:table-cell table:style-name="Default" office:value-type="string">
            <text:p>Mercury</text:p>
          </table:table-cell>
          <table:table-cell table:style-name="ce2" office:value-type="float" office:value="1">
            <text:p>1</text:p>
          </table:table-cell>
          <table:table-cell table:style-name="ce1" table:formula="of:=2*([.B3]-10000)/[.A3]^2" office:value-type="float" office:value="15307.24">
            <text:p>15307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Green_1</text:p>
          </table:table-cell>
          <table:table-cell/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16404.6*([.A4])^2+1248.02*([.A4])+1" office:value-type="float" office:value="14801581.6">
            <text:p>14801582</text:p>
          </table:table-cell>
          <table:table-cell table:style-name="Default" office:value-type="string">
            <text:p>Mercury</text:p>
          </table:table-cell>
          <table:table-cell table:style-name="ce2" office:value-type="float" office:value="1">
            <text:p>1</text:p>
          </table:table-cell>
          <table:table-cell table:style-name="ce1" table:formula="of:=2*([.B4]-[.A3])/([.A4]-[.A3])^2" office:value-type="float" office:value="35199.9538644471">
            <text:p>35200</text:p>
          </table:table-cell>
          <table:table-cell table:style-name="ce1" table:formula="of:=0.474438*([.A4])^0.835639+0.525541" office:value-type="float" office:value="8.66357677398747">
            <text:p>9</text:p>
          </table:table-cell>
          <table:table-cell table:style-name="ce1" table:formula="of:=[.E4]/[.F4]" office:value-type="float" office:value="4062.9816971364">
            <text:p>4063</text:p>
          </table:table-cell>
          <table:table-cell office:value-type="string">
            <text:p>Green_1</text:p>
          </table:table-cell>
          <table:table-cell/>
          <table:table-cell table:style-name="ce4" office:value-type="string">
            <text:p>2,3</text:p>
          </table:table-cell>
          <table:table-cell table:style-name="ce4" office:value-type="string">
            <text:p>2000,4000</text:p>
          </table:table-cell>
          <table:table-cell table:style-name="ce4" office:value-type="string">
            <text:p>2,3</text:p>
          </table:table-cell>
          <table:table-cell table:style-name="ce4" office:value-type="string">
            <text:p>6,9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6404.6*([.A5])^2+1248.02*([.A5])+1" office:value-type="float" office:value="59131442.2">
            <text:p>59131442</text:p>
          </table:table-cell>
          <table:table-cell table:style-name="Default" office:value-type="string">
            <text:p>Venus</text:p>
          </table:table-cell>
          <table:table-cell table:style-name="ce2" office:value-type="float" office:value="1">
            <text:p>1</text:p>
          </table:table-cell>
          <table:table-cell table:style-name="ce1" table:formula="of:=2*([.B5]-[.A4])/([.A5]-[.A4])^2" office:value-type="float" office:value="131403.138222222">
            <text:p>131403</text:p>
          </table:table-cell>
          <table:table-cell table:style-name="ce1" table:formula="of:=0.474438*([.A5])^0.835639+0.525541" office:value-type="float" office:value="15.04906474773">
            <text:p>15</text:p>
          </table:table-cell>
          <table:table-cell table:style-name="ce1" table:formula="of:=[.E5]/[.F5]" office:value-type="float" office:value="8731.64814059579">
            <text:p>8732</text:p>
          </table:table-cell>
          <table:table-cell office:value-type="string">
            <text:p>Green_1</text:p>
          </table:table-cell>
          <table:table-cell/>
          <table:table-cell table:style-name="ce4" office:value-type="string">
            <text:p>4,5</text:p>
          </table:table-cell>
          <table:table-cell table:style-name="ce4" office:value-type="string">
            <text:p>6250,8750</text:p>
          </table:table-cell>
          <table:table-cell table:style-name="ce4" office:value-type="string">
            <text:p>4,5</text:p>
          </table:table-cell>
          <table:table-cell table:style-name="ce4" office:value-type="string">
            <text:p>12,1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16404.6*([.A6])^2+1248.02*([.A6])+1" office:value-type="float" office:value="132989582.8">
            <text:p>132989583</text:p>
          </table:table-cell>
          <table:table-cell table:style-name="Default" office:value-type="string">
            <text:p>Earth</text:p>
          </table:table-cell>
          <table:table-cell table:style-name="ce2" office:value-type="float" office:value="2">
            <text:p>2</text:p>
          </table:table-cell>
          <table:table-cell table:style-name="ce1" table:formula="of:=2*([.B6]-[.A5])/([.A6]-[.A5])^2" office:value-type="float" office:value="295532.272888889">
            <text:p>295532</text:p>
          </table:table-cell>
          <table:table-cell table:style-name="ce1" table:formula="of:=0.474438*([.A6])^0.835639+0.525541" office:value-type="float" office:value="20.9063173294284">
            <text:p>21</text:p>
          </table:table-cell>
          <table:table-cell table:style-name="ce1" table:formula="of:=[.E6]/[.F6]" office:value-type="float" office:value="14136.0273180628">
            <text:p>14136</text:p>
          </table:table-cell>
          <table:table-cell office:value-type="string">
            <text:p>Green_1</text:p>
          </table:table-cell>
          <table:table-cell/>
          <table:table-cell table:style-name="ce4" office:value-type="string">
            <text:p>6,7</text:p>
          </table:table-cell>
          <table:table-cell table:style-name="ce4" office:value-type="string">
            <text:p>11000,14000</text:p>
          </table:table-cell>
          <table:table-cell table:style-name="ce4" office:value-type="string">
            <text:p>6,7</text:p>
          </table:table-cell>
          <table:table-cell table:style-name="ce4" office:value-type="string">
            <text:p>18,2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16404.6*([.A7])^2+1248.02*([.A7])+1" office:value-type="float" office:value="236376003.4">
            <text:p>236376003</text:p>
          </table:table-cell>
          <table:table-cell table:style-name="Default" office:value-type="string">
            <text:p>Asteroid Belt</text:p>
          </table:table-cell>
          <table:table-cell table:style-name="ce2" office:value-type="float" office:value="2">
            <text:p>2</text:p>
          </table:table-cell>
          <table:table-cell table:style-name="ce1" table:formula="of:=2*([.B7]-[.A6])/([.A7]-[.A6])^2" office:value-type="float" office:value="525279.807555556">
            <text:p>525280</text:p>
          </table:table-cell>
          <table:table-cell table:style-name="ce1" table:formula="of:=0.474438*([.A7])^0.835639+0.525541" office:value-type="float" office:value="26.444908757648">
            <text:p>26</text:p>
          </table:table-cell>
          <table:table-cell table:style-name="ce1" table:formula="of:=[.E7]/[.F7]" office:value-type="float" office:value="19863.1733756178">
            <text:p>19863</text:p>
          </table:table-cell>
          <table:table-cell office:value-type="string">
            <text:p>Green_1</text:p>
          </table:table-cell>
          <table:table-cell/>
          <table:table-cell table:style-name="ce4" office:value-type="string">
            <text:p>8,9</text:p>
          </table:table-cell>
          <table:table-cell table:style-name="ce4" office:value-type="string">
            <text:p>16500,20000</text:p>
          </table:table-cell>
          <table:table-cell table:style-name="ce4" office:value-type="string">
            <text:p>8,9</text:p>
          </table:table-cell>
          <table:table-cell table:style-name="ce4" office:value-type="string">
            <text:p>24,27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16404.6*([.A8])^2+1248.02*([.A8])+1" office:value-type="float" office:value="369290704">
            <text:p>369290704</text:p>
          </table:table-cell>
          <table:table-cell table:style-name="Default" office:value-type="string">
            <text:p>Jupiter</text:p>
          </table:table-cell>
          <table:table-cell table:style-name="ce2" office:value-type="float" office:value="3">
            <text:p>3</text:p>
          </table:table-cell>
          <table:table-cell table:style-name="ce1" table:formula="of:=2*([.B8]-[.A7])/([.A8]-[.A7])^2" office:value-type="float" office:value="820645.742222222">
            <text:p>820646</text:p>
          </table:table-cell>
          <table:table-cell table:style-name="ce1" table:formula="of:=0.474438*([.A8])^0.835639+0.525541" office:value-type="float" office:value="31.758000831075">
            <text:p>32</text:p>
          </table:table-cell>
          <table:table-cell table:style-name="ce1" table:formula="of:=[.E8]/[.F8]" office:value-type="float" office:value="25840.5982979642">
            <text:p>25841</text:p>
          </table:table-cell>
          <table:table-cell office:value-type="string">
            <text:p>Green_1,Yellow_0</text:p>
          </table:table-cell>
          <table:table-cell/>
          <table:table-cell office:value-type="float" office:value="10">
            <text:p>10</text:p>
          </table:table-cell>
          <table:table-cell office:value-type="float" office:value="26000">
            <text:p>260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16404.6*([.A9])^2+1248.02*([.A9])+1" office:value-type="float" office:value="531733684.6">
            <text:p>531733685</text:p>
          </table:table-cell>
          <table:table-cell table:style-name="Default" office:value-type="string">
            <text:p>Jupiter</text:p>
          </table:table-cell>
          <table:table-cell table:style-name="ce2" office:value-type="float" office:value="3">
            <text:p>3</text:p>
          </table:table-cell>
          <table:table-cell table:style-name="ce1" table:formula="of:=2*([.B9]-[.A8])/([.A9]-[.A8])^2" office:value-type="float" office:value="1181630.07688889">
            <text:p>1181630</text:p>
          </table:table-cell>
          <table:table-cell table:style-name="ce1" table:formula="of:=0.474438*([.A9])^0.835639+0.525541" office:value-type="float" office:value="36.8980388899414">
            <text:p>37</text:p>
          </table:table-cell>
          <table:table-cell table:style-name="ce1" table:formula="of:=[.E9]/[.F9]" office:value-type="float" office:value="32024.1972862956">
            <text:p>32024</text:p>
          </table:table-cell>
          <table:table-cell office:value-type="string">
            <text:p>Green_1,Yellow_1</text:p>
          </table:table-cell>
          <table:table-cell/>
          <table:table-cell office:value-type="float" office:value="11">
            <text:p>11</text:p>
          </table:table-cell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formula="of:=16404.6*([.A10])^2+1248.02*([.A10])+1" office:value-type="float" office:value="723704945.2">
            <text:p>723704945</text:p>
          </table:table-cell>
          <table:table-cell table:style-name="Default" office:value-type="string">
            <text:p>Jupiter</text:p>
          </table:table-cell>
          <table:table-cell table:style-name="ce2" office:value-type="float" office:value="4">
            <text:p>4</text:p>
          </table:table-cell>
          <table:table-cell table:style-name="ce1" table:formula="of:=2*([.B10]-[.A9])/([.A10]-[.A9])^2" office:value-type="float" office:value="1608232.81155556">
            <text:p>1608233</text:p>
          </table:table-cell>
          <table:table-cell table:style-name="ce1" table:formula="of:=0.474438*([.A10])^0.835639+0.525541" office:value-type="float" office:value="41.898489795764">
            <text:p>42</text:p>
          </table:table-cell>
          <table:table-cell table:style-name="ce1" table:formula="of:=[.E10]/[.F10]" office:value-type="float" office:value="38384.0281450467">
            <text:p>38384</text:p>
          </table:table-cell>
          <table:table-cell office:value-type="string">
            <text:p>Green_1,Yellow_1</text:p>
          </table:table-cell>
          <table:table-cell/>
          <table:table-cell office:value-type="float" office:value="12">
            <text:p>12</text:p>
          </table:table-cell>
          <table:table-cell office:value-type="float" office:value="38400">
            <text:p>3840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16404.6*([.A11])^2+1248.02*([.A11])+1" office:value-type="float" office:value="945204485.8">
            <text:p>945204486</text:p>
          </table:table-cell>
          <table:table-cell table:style-name="Default" office:value-type="string">
            <text:p>Saturn</text:p>
          </table:table-cell>
          <table:table-cell table:style-name="ce2" office:value-type="float" office:value="4">
            <text:p>4</text:p>
          </table:table-cell>
          <table:table-cell table:style-name="ce1" table:formula="of:=2*([.B11]-[.A10])/([.A11]-[.A10])^2" office:value-type="float" office:value="2100453.94622222">
            <text:p>2100454</text:p>
          </table:table-cell>
          <table:table-cell table:style-name="ce1" table:formula="of:=0.474438*([.A11])^0.835639+0.525541" office:value-type="float" office:value="46.7824712481574">
            <text:p>47</text:p>
          </table:table-cell>
          <table:table-cell table:style-name="ce1" table:formula="of:=[.E11]/[.F11]" office:value-type="float" office:value="44898.3110592934">
            <text:p>44898</text:p>
          </table:table-cell>
          <table:table-cell office:value-type="string">
            <text:p>Green_1,Yellow_1</text:p>
          </table:table-cell>
          <table:table-cell/>
          <table:table-cell office:value-type="float" office:value="13">
            <text:p>13</text:p>
          </table:table-cell>
          <table:table-cell office:value-type="float" office:value="45000">
            <text:p>4500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formula="of:=16404.6*([.A12])^2+1248.02*([.A12])+1" office:value-type="float" office:value="1196232306.4">
            <text:p>1196232306</text:p>
          </table:table-cell>
          <table:table-cell table:style-name="Default" office:value-type="string">
            <text:p>Saturn</text:p>
          </table:table-cell>
          <table:table-cell table:style-name="ce2" office:value-type="float" office:value="5">
            <text:p>5</text:p>
          </table:table-cell>
          <table:table-cell table:style-name="ce1" table:formula="of:=2*([.B12]-[.A11])/([.A12]-[.A11])^2" office:value-type="float" office:value="2658293.48088889">
            <text:p>2658293</text:p>
          </table:table-cell>
          <table:table-cell table:style-name="ce1" table:formula="of:=0.474438*([.A12])^0.835639+0.525541" office:value-type="float" office:value="51.5668555538021">
            <text:p>52</text:p>
          </table:table-cell>
          <table:table-cell table:style-name="ce1" table:formula="of:=[.E12]/[.F12]" office:value-type="float" office:value="51550.4281255887">
            <text:p>51550</text:p>
          </table:table-cell>
          <table:table-cell office:value-type="string">
            <text:p>Green_1,Yellow_1</text:p>
          </table:table-cell>
          <table:table-cell/>
          <table:table-cell office:value-type="float" office:value="14">
            <text:p>14</text:p>
          </table:table-cell>
          <table:table-cell office:value-type="float" office:value="51550">
            <text:p>5155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16404.6*([.A13])^2+1248.02*([.A13])+1" office:value-type="float" office:value="1476788407">
            <text:p>1476788407</text:p>
          </table:table-cell>
          <table:table-cell table:style-name="Default" office:value-type="string">
            <text:p>Uranus</text:p>
          </table:table-cell>
          <table:table-cell table:style-name="ce2" office:value-type="float" office:value="5">
            <text:p>5</text:p>
          </table:table-cell>
          <table:table-cell table:style-name="ce1" table:formula="of:=2*([.B13]-[.A12])/([.A13]-[.A12])^2" office:value-type="float" office:value="3281751.41555555">
            <text:p>3281751</text:p>
          </table:table-cell>
          <table:table-cell table:style-name="ce1" table:formula="of:=0.474438*([.A13])^0.835639+0.525541" office:value-type="float" office:value="56.2644667868036">
            <text:p>56</text:p>
          </table:table-cell>
          <table:table-cell table:style-name="ce1" table:formula="of:=[.E13]/[.F13]" office:value-type="float" office:value="58327.2463594245">
            <text:p>58327</text:p>
          </table:table-cell>
          <table:table-cell office:value-type="string">
            <text:p>Green_1,Yellow_1, Red_0</text:p>
          </table:table-cell>
          <table:table-cell/>
          <table:table-cell office:value-type="float" office:value="15">
            <text:p>15</text:p>
          </table:table-cell>
          <table:table-cell office:value-type="float" office:value="58327">
            <text:p>58327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table:formula="of:=16404.6*([.A14])^2+1248.02*([.A14])+1" office:value-type="float" office:value="1786872787.6">
            <text:p>1786872788</text:p>
          </table:table-cell>
          <table:table-cell table:style-name="Default" office:value-type="string">
            <text:p>Uranus</text:p>
          </table:table-cell>
          <table:table-cell table:style-name="ce2" office:value-type="float" office:value="6">
            <text:p>6</text:p>
          </table:table-cell>
          <table:table-cell table:style-name="ce1" table:formula="of:=2*([.B14]-[.A13])/([.A14]-[.A13])^2" office:value-type="float" office:value="3970827.75022222">
            <text:p>3970828</text:p>
          </table:table-cell>
          <table:table-cell table:style-name="ce1" table:formula="of:=0.474438*([.A14])^0.835639+0.525541" office:value-type="float" office:value="60.8853610945707">
            <text:p>61</text:p>
          </table:table-cell>
          <table:table-cell table:style-name="ce1" table:formula="of:=[.E14]/[.F14]" office:value-type="float" office:value="65218.1029862745">
            <text:p>65218</text:p>
          </table:table-cell>
          <table:table-cell office:value-type="string">
            <text:p>Green_1,Yellow_1, Red_1</text:p>
          </table:table-cell>
          <table:table-cell/>
          <table:table-cell office:value-type="float" office:value="16">
            <text:p>16</text:p>
          </table:table-cell>
          <table:table-cell office:value-type="float" office:value="65000">
            <text:p>6500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16404.6*([.A15])^2+1248.02*([.A15])+1" office:value-type="float" office:value="2126485448.2">
            <text:p>2126485448</text:p>
          </table:table-cell>
          <table:table-cell table:style-name="Default" office:value-type="string">
            <text:p>Uranus</text:p>
          </table:table-cell>
          <table:table-cell table:style-name="ce2" office:value-type="float" office:value="6">
            <text:p>6</text:p>
          </table:table-cell>
          <table:table-cell table:style-name="ce1" table:formula="of:=2*([.B15]-[.A14])/([.A15]-[.A14])^2" office:value-type="float" office:value="4725522.48488889">
            <text:p>4725522</text:p>
          </table:table-cell>
          <table:table-cell table:style-name="ce1" table:formula="of:=0.474438*([.A15])^0.835639+0.525541" office:value-type="float" office:value="65.4376219418594">
            <text:p>65</text:p>
          </table:table-cell>
          <table:table-cell table:style-name="ce1" table:formula="of:=[.E15]/[.F15]" office:value-type="float" office:value="72214.1536421886">
            <text:p>72214</text:p>
          </table:table-cell>
          <table:table-cell office:value-type="string">
            <text:p>Green_1,Yellow_1, Red_1</text:p>
          </table:table-cell>
          <table:table-cell/>
          <table:table-cell office:value-type="float" office:value="17">
            <text:p>17</text:p>
          </table:table-cell>
          <table:table-cell office:value-type="float" office:value="72000">
            <text:p>72000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table:formula="of:=16404.6*([.A16])^2+1248.02*([.A16])+1" office:value-type="float" office:value="2495626388.8">
            <text:p>2495626389</text:p>
          </table:table-cell>
          <table:table-cell table:style-name="Default" office:value-type="string">
            <text:p>Uranus</text:p>
          </table:table-cell>
          <table:table-cell table:style-name="ce2" office:value-type="float" office:value="7">
            <text:p>7</text:p>
          </table:table-cell>
          <table:table-cell table:style-name="ce1" table:formula="of:=2*([.B16]-[.A15])/([.A16]-[.A15])^2" office:value-type="float" office:value="5545835.61955556">
            <text:p>5545836</text:p>
          </table:table-cell>
          <table:table-cell table:style-name="ce1" table:formula="of:=0.474438*([.A16])^0.835639+0.525541" office:value-type="float" office:value="69.9278794096375">
            <text:p>70</text:p>
          </table:table-cell>
          <table:table-cell table:style-name="ce1" table:formula="of:=[.E16]/[.F16]" office:value-type="float" office:value="79307.9336364263">
            <text:p>79308</text:p>
          </table:table-cell>
          <table:table-cell office:value-type="string">
            <text:p>Green_1,Yellow_1, Red_1</text:p>
          </table:table-cell>
          <table:table-cell/>
          <table:table-cell office:value-type="float" office:value="18">
            <text:p>18</text:p>
          </table:table-cell>
          <table:table-cell office:value-type="float" office:value="79500">
            <text:p>7950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number-columns-repeated="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16404.6*([.A17])^2+1248.02*([.A17])+1" office:value-type="float" office:value="2894295609.4">
            <text:p>2894295609</text:p>
          </table:table-cell>
          <table:table-cell table:style-name="Default" office:value-type="string">
            <text:p>Neptune</text:p>
          </table:table-cell>
          <table:table-cell table:style-name="ce2" office:value-type="float" office:value="7">
            <text:p>7</text:p>
          </table:table-cell>
          <table:table-cell table:style-name="ce1" table:formula="of:=2*([.B17]-[.A16])/([.A17]-[.A16])^2" office:value-type="float" office:value="6431767.15422222">
            <text:p>6431767</text:p>
          </table:table-cell>
          <table:table-cell table:style-name="ce1" table:formula="of:=0.474438*([.A17])^0.835639+0.525541" office:value-type="float" office:value="74.3616632580957">
            <text:p>74</text:p>
          </table:table-cell>
          <table:table-cell table:style-name="ce1" table:formula="of:=[.E17]/[.F17]" office:value-type="float" office:value="86493.051290404">
            <text:p>86493</text:p>
          </table:table-cell>
          <table:table-cell office:value-type="string">
            <text:p>Green_1,Yellow_1, Red_1</text:p>
          </table:table-cell>
          <table:table-cell/>
          <table:table-cell office:value-type="float" office:value="19">
            <text:p>19</text:p>
          </table:table-cell>
          <table:table-cell office:value-type="float" office:value="86500">
            <text:p>86500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table:formula="of:=16404.6*([.A18])^2+1248.02*([.A18])+1" office:value-type="float" office:value="3322493110">
            <text:p>3322493110</text:p>
          </table:table-cell>
          <table:table-cell table:style-name="Default" office:value-type="string">
            <text:p>Neptune</text:p>
          </table:table-cell>
          <table:table-cell table:style-name="ce2" office:value-type="float" office:value="8">
            <text:p>8</text:p>
          </table:table-cell>
          <table:table-cell table:style-name="ce1" table:formula="of:=2*([.B18]-[.A17])/([.A18]-[.A17])^2" office:value-type="float" office:value="7383317.08888889">
            <text:p>7383317</text:p>
          </table:table-cell>
          <table:table-cell table:style-name="ce1" table:formula="of:=0.474438*([.A18])^0.835639+0.525541" office:value-type="float" office:value="78.7436510837191">
            <text:p>79</text:p>
          </table:table-cell>
          <table:table-cell table:style-name="ce1" table:formula="of:=[.E18]/[.F18]" office:value-type="float" office:value="93763.9668376445">
            <text:p>93764</text:p>
          </table:table-cell>
          <table:table-cell office:value-type="string">
            <text:p>Green_1,Yellow_1, Red_1, Blue_0</text:p>
          </table:table-cell>
          <table:table-cell/>
          <table:table-cell office:value-type="float" office:value="20">
            <text:p>20</text:p>
          </table:table-cell>
          <table:table-cell office:value-type="float" office:value="93750">
            <text:p>937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16404.6*([.A19])^2+1248.02*([.A19])+1" office:value-type="float" office:value="3780218890.6">
            <text:p>3780218891</text:p>
          </table:table-cell>
          <table:table-cell table:style-name="Default" office:value-type="string">
            <text:p>Neptune</text:p>
          </table:table-cell>
          <table:table-cell table:style-name="ce2" office:value-type="float" office:value="8">
            <text:p>8</text:p>
          </table:table-cell>
          <table:table-cell table:style-name="ce1" table:formula="of:=2*([.B19]-[.A18])/([.A19]-[.A18])^2" office:value-type="float" office:value="8400485.42355556">
            <text:p>8400485</text:p>
          </table:table-cell>
          <table:table-cell table:style-name="ce1" table:formula="of:=0.474438*([.A19])^0.835639+0.525541" office:value-type="float" office:value="83.0778476762128">
            <text:p>83</text:p>
          </table:table-cell>
          <table:table-cell table:style-name="ce1" table:formula="of:=[.E19]/[.F19]" office:value-type="float" office:value="101115.828810293">
            <text:p>101116</text:p>
          </table:table-cell>
          <table:table-cell office:value-type="string">
            <text:p>Green_1,Yellow_1, Red_1, Blue_1</text:p>
          </table:table-cell>
          <table:table-cell/>
          <table:table-cell office:value-type="float" office:value="21">
            <text:p>21</text:p>
          </table:table-cell>
          <table:table-cell office:value-type="float" office:value="101000">
            <text:p>101000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table:formula="of:=16404.6*([.A20])^2+1248.02*([.A20])+1" office:value-type="float" office:value="4267472951.2">
            <text:p>4267472951</text:p>
          </table:table-cell>
          <table:table-cell table:style-name="Default" office:value-type="string">
            <text:p>Neptune</text:p>
          </table:table-cell>
          <table:table-cell table:style-name="ce2" office:value-type="float" office:value="9">
            <text:p>9</text:p>
          </table:table-cell>
          <table:table-cell table:style-name="ce1" table:formula="of:=2*([.B20]-[.A19])/([.A20]-[.A19])^2" office:value-type="float" office:value="9483272.15822222">
            <text:p>9483272</text:p>
          </table:table-cell>
          <table:table-cell table:style-name="ce1" table:formula="of:=0.474438*([.A20])^0.835639+0.525541" office:value-type="float" office:value="87.3677177667429">
            <text:p>87</text:p>
          </table:table-cell>
          <table:table-cell table:style-name="ce1" table:formula="of:=[.E20]/[.F20]" office:value-type="float" office:value="108544.350254644">
            <text:p>108544</text:p>
          </table:table-cell>
          <table:table-cell office:value-type="string">
            <text:p>Green_1,Yellow_1, Red_1, Blue_1</text:p>
          </table:table-cell>
          <table:table-cell/>
          <table:table-cell office:value-type="float" office:value="22">
            <text:p>22</text:p>
          </table:table-cell>
          <table:table-cell office:value-type="float" office:value="108500">
            <text:p>108500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table:formula="of:=16404.6*([.A21])^2+1248.02*([.A21])+1" office:value-type="float" office:value="4784255291.8">
            <text:p>4784255292</text:p>
          </table:table-cell>
          <table:table-cell table:style-name="Default" office:value-type="string">
            <text:p>Pluto</text:p>
          </table:table-cell>
          <table:table-cell table:style-name="ce2" office:value-type="float" office:value="9">
            <text:p>9</text:p>
          </table:table-cell>
          <table:table-cell table:style-name="ce1" table:formula="of:=2*([.B21]-[.A20])/([.A21]-[.A20])^2" office:value-type="float" office:value="10631677.2928889">
            <text:p>10631677</text:p>
          </table:table-cell>
          <table:table-cell table:style-name="ce1" table:formula="of:=0.474438*([.A21])^0.835639+0.525541" office:value-type="float" office:value="91.6162863131383">
            <text:p>92</text:p>
          </table:table-cell>
          <table:table-cell table:style-name="ce1" table:formula="of:=[.E21]/[.F21]" office:value-type="float" office:value="116045.713275809">
            <text:p>116046</text:p>
          </table:table-cell>
          <table:table-cell office:value-type="string">
            <text:p>Green_1,Yellow_1, Red_1, Blue_1</text:p>
          </table:table-cell>
          <table:table-cell/>
          <table:table-cell office:value-type="float" office:value="23">
            <text:p>23</text:p>
          </table:table-cell>
          <table:table-cell office:value-type="float" office:value="116000">
            <text:p>116000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table:formula="of:=16404.6*([.A22])^2+1248.02*([.A22])+1" office:value-type="float" office:value="5330565912.4">
            <text:p>5330565912</text:p>
          </table:table-cell>
          <table:table-cell table:style-name="Default" office:value-type="string">
            <text:p>Pluto</text:p>
          </table:table-cell>
          <table:table-cell table:style-name="ce2" office:value-type="float" office:value="10">
            <text:p>10</text:p>
          </table:table-cell>
          <table:table-cell table:style-name="ce1" table:formula="of:=2*([.B22]-[.A21])/([.A22]-[.A21])^2" office:value-type="float" office:value="11845700.8275556">
            <text:p>11845701</text:p>
          </table:table-cell>
          <table:table-cell table:style-name="ce1" table:formula="of:=0.474438*([.A22])^0.835639+0.525541" office:value-type="float" office:value="95.8262156253869">
            <text:p>96</text:p>
          </table:table-cell>
          <table:table-cell table:style-name="ce1" table:formula="of:=[.E22]/[.F22]" office:value-type="float" office:value="123616.494194698">
            <text:p>123616</text:p>
          </table:table-cell>
          <table:table-cell office:value-type="string">
            <text:p>Green_1,Yellow_1, Red_1, Blue_1</text:p>
          </table:table-cell>
          <table:table-cell/>
          <table:table-cell office:value-type="float" office:value="24">
            <text:p>24</text:p>
          </table:table-cell>
          <table:table-cell office:value-type="float" office:value="124000">
            <text:p>12400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formula="of:=16404.6*([.A23])^2+1248.02*([.A23])+1" office:value-type="float" office:value="5906404813">
            <text:p>5906404813</text:p>
          </table:table-cell>
          <table:table-cell table:style-name="Default" office:value-type="string">
            <text:p>Pluto</text:p>
          </table:table-cell>
          <table:table-cell table:style-name="ce2" office:value-type="float" office:value="10">
            <text:p>10</text:p>
          </table:table-cell>
          <table:table-cell table:style-name="ce1" table:formula="of:=2*([.B23]-[.A22])/([.A23]-[.A22])^2" office:value-type="float" office:value="13125342.7622222">
            <text:p>13125343</text:p>
          </table:table-cell>
          <table:table-cell table:style-name="ce1" table:formula="of:=0.474438*([.A23])^0.835639+0.525541" office:value-type="float" office:value="99.9998656183779">
            <text:p>100</text:p>
          </table:table-cell>
          <table:table-cell table:style-name="ce1" table:formula="of:=[.E23]/[.F23]" office:value-type="float" office:value="131253.604002944">
            <text:p>131254</text:p>
          </table:table-cell>
          <table:table-cell office:value-type="string">
            <text:p>Green_1,Yellow_1, Red_1, Blue_1</text:p>
          </table:table-cell>
          <table:table-cell/>
          <table:table-cell office:value-type="float" office:value="25">
            <text:p>25</text:p>
          </table:table-cell>
          <table:table-cell office:value-type="float" office:value="132000">
            <text:p>1320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>
            <text:p>Builds/Upgrades</text:p>
          </table:table-cell>
          <table:table-cell table:style-name="Default"/>
          <table:table-cell table:style-name="Default" office:value-type="string">
            <text:p>Upgrade Levels</text:p>
          </table:table-cell>
          <table:table-cell table:number-columns-repeated="3"/>
          <table:table-cell office:value-type="string">
            <text:p>By Tier 2 (1 Hour)</text:p>
          </table:table-cell>
          <table:table-cell office:value-type="string">
            <text:p>Green Gems Required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Build Engine</text:p>
          </table:table-cell>
          <table:table-cell table:style-name="Default"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15 Engines,</text:p>
          </table:table-cell>
          <table:table-cell table:style-name="ce1" table:formula="of:=SUM([.B43:.B57])" office:value-type="float" office:value="4095.42295818428">
            <text:p>409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Upgrade Thruster Power</text:p>
          </table:table-cell>
          <table:table-cell table:style-name="Default"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Thruster Lvl 5</text:p>
          </table:table-cell>
          <table:table-cell table:style-name="ce1" table:formula="of:=SUM([.B145:.B149])" office:value-type="float" office:value="3942.44406557081">
            <text:p>394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Upgrade Engine Efficiency</text:p>
          </table:table-cell>
          <table:table-cell table:style-name="Default"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Efficiecny lvl 5</text:p>
          </table:table-cell>
          <table:table-cell table:style-name="ce1" table:formula="of:=SUM([.B145:.B149])" office:value-type="float" office:value="3942.44406557081">
            <text:p>394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Upgrade Detector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etector lvl 2</text:p>
          </table:table-cell>
          <table:table-cell table:style-name="ce1" table:formula="of:=SUM([.B172:.B173])" office:value-type="float" office:value="2425.05750486369">
            <text:p>242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Upgrade Nets</text:p>
          </table:table-cell>
          <table:table-cell table:style-name="Default"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Upgrade lvl 2</text:p>
          </table:table-cell>
          <table:table-cell table:style-name="ce1" table:formula="of:=SUM([.B172:.B173])" office:value-type="float" office:value="2425.05750486369">
            <text:p>242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Increase Upgrade Speed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ts Lvl 2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Add Pilot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m Count 2</text:p>
          </table:table-cell>
          <table:table-cell table:style-name="ce1" table:formula="of:=SUM([.B172:.B173])" office:value-type="float" office:value="2425.05750486369">
            <text:p>242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Arm Count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 Click</text:p>
          </table:table-cell>
          <table:table-cell office:value-type="float" office:value="10000">
            <text:p>1000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Arm Auto Pickup</text:p>
          </table:table-cell>
          <table:table-cell table:style-name="Default" office:value-type="float" office:value="1">
            <text:p>1</text:p>
          </table:table-cell>
          <table:table-cell table:number-columns-repeated="4"/>
          <table:table-cell table:style-name="ce3" table:formula="of:=SUM([.H28:.H35])" office:value-type="float" office:value="29755.483603917">
            <text:p>29755</text:p>
          </table:table-cell>
          <table:table-cell office:value-type="string">
            <text:p>=500/min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Arm pickup radius</text:p>
          </table:table-cell>
          <table:table-cell table:style-name="Default" office:value-type="float" office:value="3">
            <text:p>3</text:p>
          </table:table-cell>
          <table:table-cell table:number-columns-repeated="5"/>
          <table:table-cell office:value-type="string">
            <text:p>=8/s</text:p>
          </table:table-cell>
          <table:table-cell office:value-type="string">
            <text:p>currently we are at ~1/s by minute 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Max_Count Arms, Energy, Resources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>
            <text:p>Build/Upgrade Costs</text:p>
          </table:table-cell>
          <table:table-cell table:style-name="Default" office:value-type="string">
            <text:p>Cost Equation: 1.22022x^2.40869+1.00037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>
            <text:p>Increment(100)</text:p>
          </table:table-cell>
          <table:table-cell table:style-name="Default" office:value-type="string">
            <text:p>Cost (Green)</text:p>
          </table:table-cell>
          <table:table-cell table:style-name="Default" office:value-type="string">
            <text:p>Cost (Yellow)</text:p>
          </table:table-cell>
          <table:table-cell office:value-type="string">
            <text:p>Cost (Red)</text:p>
          </table:table-cell>
          <table:table-cell office:value-type="string">
            <text:p>Cost (Blue)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formula="of:=1.22022*([.A43])^2.40869+1.00037" office:value-type="float" office:value="2.22059">
            <text:p>2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1.22022*([.A44])^2.40869+1.00037" office:value-type="float" office:value="7.47964001945476">
            <text:p>7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1.22022*([.A45])^2.40869+1.00037" office:value-type="float" office:value="18.2061883701166">
            <text:p>18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1.22022*([.A46])^2.40869+1.00037" office:value-type="float" office:value="35.4047724725093">
            <text:p>35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1.22022*([.A47])^2.40869+1.00037" office:value-type="float" office:value="59.8901861870074">
            <text:p>60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formula="of:=1.22022*([.A48])^2.40869+1.00037" office:value-type="float" office:value="92.3618811419911">
            <text:p>92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table:formula="of:=1.22022*([.A49])^2.40869+1.00037" office:value-type="float" office:value="133.439810389988">
            <text:p>13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table:formula="of:=1.22022*([.A50])^2.40869+1.00037" office:value-type="float" office:value="183.684978904447">
            <text:p>18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table:formula="of:=1.22022*([.A51])^2.40869+1.00037" office:value-type="float" office:value="243.612510257857">
            <text:p>24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0">
            <text:p>10</text:p>
          </table:table-cell>
          <table:table-cell table:formula="of:=1.22022*([.A52])^2.40869+1.00037" office:value-type="float" office:value="313.700555599054">
            <text:p>31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table:formula="of:=1.22022*([.A53])^2.40869+1.00037" office:value-type="float" office:value="394.396683481078">
            <text:p>39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2">
            <text:p>12</text:p>
          </table:table-cell>
          <table:table-cell table:formula="of:=1.22022*([.A54])^2.40869+1.00037" office:value-type="float" office:value="486.122643093692">
            <text:p>486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table:formula="of:=1.22022*([.A55])^2.40869+1.00037" office:value-type="float" office:value="589.278024619862">
            <text:p>589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4">
            <text:p>14</text:p>
          </table:table-cell>
          <table:table-cell table:formula="of:=1.22022*([.A56])^2.40869+1.00037" office:value-type="float" office:value="704.24314221502">
            <text:p>70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table:formula="of:=1.22022*([.A57])^2.40869+1.00037" office:value-type="float" office:value="831.381351432202">
            <text:p>831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table:formula="of:=1.22022*([.A58])^2.40869+1.00037" office:value-type="float" office:value="971.040944232844">
            <text:p>971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7">
            <text:p>17</text:p>
          </table:table-cell>
          <table:table-cell table:formula="of:=1.22022*([.A59])^2.40869+1.00037" office:value-type="float" office:value="1123.556721403">
            <text:p>1124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8">
            <text:p>18</text:p>
          </table:table-cell>
          <table:table-cell table:formula="of:=1.22022*([.A60])^2.40869+1.00037" office:value-type="float" office:value="1289.25131386953">
            <text:p>1289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table:formula="of:=1.22022*([.A61])^2.40869+1.00037" office:value-type="float" office:value="1468.43630531308">
            <text:p>1468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table:formula="of:=1.22022*([.A62])^2.40869+1.00037" office:value-type="float" office:value="1661.41319525273">
            <text:p>1661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1">
            <text:p>21</text:p>
          </table:table-cell>
          <table:table-cell table:formula="of:=1.22022*([.A63])^2.40869+1.00037" office:value-type="float" office:value="1868.47423241007">
            <text:p>1868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table:formula="of:=1.22022*([.A64])^2.40869+1.00037" office:value-type="float" office:value="2089.90314138711">
            <text:p>2090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3">
            <text:p>23</text:p>
          </table:table-cell>
          <table:table-cell table:formula="of:=1.22022*([.A65])^2.40869+1.00037" office:value-type="float" office:value="2325.97576070699">
            <text:p>2326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4">
            <text:p>24</text:p>
          </table:table-cell>
          <table:table-cell table:formula="of:=1.22022*([.A66])^2.40869+1.00037" office:value-type="float" office:value="2576.96060653579">
            <text:p>2577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5">
            <text:p>25</text:p>
          </table:table-cell>
          <table:table-cell table:formula="of:=1.22022*([.A67])^2.40869+1.00037" office:value-type="float" office:value="2843.11937357273">
            <text:p>284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6">
            <text:p>26</text:p>
          </table:table-cell>
          <table:table-cell table:formula="of:=1.22022*([.A68])^2.40869+1.00037" office:value-type="float" office:value="3124.70738241877">
            <text:p>3125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7">
            <text:p>27</text:p>
          </table:table-cell>
          <table:table-cell table:formula="of:=1.22022*([.A69])^2.40869+1.00037" office:value-type="float" office:value="3421.97398103894">
            <text:p>3422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8">
            <text:p>28</text:p>
          </table:table-cell>
          <table:table-cell table:formula="of:=1.22022*([.A70])^2.40869+1.00037" office:value-type="float" office:value="3735.1629066008">
            <text:p>3735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9">
            <text:p>29</text:p>
          </table:table-cell>
          <table:table-cell table:formula="of:=1.22022*([.A71])^2.40869+1.00037" office:value-type="float" office:value="4064.51261291225">
            <text:p>4065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0">
            <text:p>30</text:p>
          </table:table-cell>
          <table:table-cell table:formula="of:=1.22022*([.A72])^2.40869+1.00037" office:value-type="float" office:value="4410.25656783242">
            <text:p>4410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table:formula="of:=1.22022*([.A73])^2.40869+1.00037" office:value-type="float" office:value="4772.6235243427">
            <text:p>477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2">
            <text:p>32</text:p>
          </table:table-cell>
          <table:table-cell table:formula="of:=1.22022*([.A74])^2.40869+1.00037" office:value-type="float" office:value="5151.83776840483">
            <text:p>5152</text:p>
          </table:table-cell>
          <table:table-cell table:formula="of:=(1.22022*([.A74])^2.40869+1.00037)/7" office:value-type="float" office:value="735.976824057833">
            <text:p>736</text:p>
          </table:table-cell>
          <table:table-cell table:number-columns-repeated="15"/>
        </table:table-row>
        <table:table-row table:style-name="ro1">
          <table:table-cell office:value-type="float" office:value="33">
            <text:p>33</text:p>
          </table:table-cell>
          <table:table-cell table:formula="of:=1.22022*([.A75])^2.40869+1.00037" office:value-type="float" office:value="5548.11934627386">
            <text:p>5548</text:p>
          </table:table-cell>
          <table:table-cell table:formula="of:=(1.22022*([.A75])^2.40869+1.00037)/7" office:value-type="float" office:value="792.588478039122">
            <text:p>793</text:p>
          </table:table-cell>
          <table:table-cell table:number-columns-repeated="15"/>
        </table:table-row>
        <table:table-row table:style-name="ro1">
          <table:table-cell office:value-type="float" office:value="34">
            <text:p>34</text:p>
          </table:table-cell>
          <table:table-cell table:formula="of:=1.22022*([.A76])^2.40869+1.00037" office:value-type="float" office:value="5961.68427355344">
            <text:p>5962</text:p>
          </table:table-cell>
          <table:table-cell table:formula="of:=(1.22022*([.A76])^2.40869+1.00037)/7" office:value-type="float" office:value="851.669181936205">
            <text:p>852</text:p>
          </table:table-cell>
          <table:table-cell table:number-columns-repeated="15"/>
        </table:table-row>
        <table:table-row table:style-name="ro1">
          <table:table-cell office:value-type="float" office:value="35">
            <text:p>35</text:p>
          </table:table-cell>
          <table:table-cell table:formula="of:=1.22022*([.A77])^2.40869+1.00037" office:value-type="float" office:value="6392.74472796535">
            <text:p>6393</text:p>
          </table:table-cell>
          <table:table-cell table:formula="of:=(1.22022*([.A77])^2.40869+1.00037)/7" office:value-type="float" office:value="913.249246852193">
            <text:p>913</text:p>
          </table:table-cell>
          <table:table-cell table:number-columns-repeated="15"/>
        </table:table-row>
        <table:table-row table:style-name="ro1">
          <table:table-cell office:value-type="float" office:value="36">
            <text:p>36</text:p>
          </table:table-cell>
          <table:table-cell table:formula="of:=1.22022*([.A78])^2.40869+1.00037" office:value-type="float" office:value="6841.50922754058">
            <text:p>6842</text:p>
          </table:table-cell>
          <table:table-cell table:formula="of:=(1.22022*([.A78])^2.40869+1.00037)/7" office:value-type="float" office:value="977.358461077226">
            <text:p>977</text:p>
          </table:table-cell>
          <table:table-cell table:number-columns-repeated="15"/>
        </table:table-row>
        <table:table-row table:style-name="ro1">
          <table:table-cell office:value-type="float" office:value="37">
            <text:p>37</text:p>
          </table:table-cell>
          <table:table-cell table:formula="of:=1.22022*([.A79])^2.40869+1.00037" office:value-type="float" office:value="7308.1827957169">
            <text:p>7308</text:p>
          </table:table-cell>
          <table:table-cell table:formula="of:=(1.22022*([.A79])^2.40869+1.00037)/7" office:value-type="float" office:value="1044.02611367384">
            <text:p>1044</text:p>
          </table:table-cell>
          <table:table-cell table:number-columns-repeated="15"/>
        </table:table-row>
        <table:table-row table:style-name="ro1">
          <table:table-cell office:value-type="float" office:value="38">
            <text:p>38</text:p>
          </table:table-cell>
          <table:table-cell table:formula="of:=1.22022*([.A80])^2.40869+1.00037" office:value-type="float" office:value="7792.96711463997">
            <text:p>7793</text:p>
          </table:table-cell>
          <table:table-cell table:formula="of:=(1.22022*([.A80])^2.40869+1.00037)/7" office:value-type="float" office:value="1113.28101637714">
            <text:p>1113</text:p>
          </table:table-cell>
          <table:table-cell table:number-columns-repeated="15"/>
        </table:table-row>
        <table:table-row table:style-name="ro1">
          <table:table-cell office:value-type="float" office:value="39">
            <text:p>39</text:p>
          </table:table-cell>
          <table:table-cell table:formula="of:=1.22022*([.A81])^2.40869+1.00037" office:value-type="float" office:value="8296.06066780493">
            <text:p>8296</text:p>
          </table:table-cell>
          <table:table-cell table:formula="of:=(1.22022*([.A81])^2.40869+1.00037)/7" office:value-type="float" office:value="1185.15152397213">
            <text:p>1185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table:formula="of:=1.22022*([.A82])^2.40869+1.00037" office:value-type="float" office:value="8817.65887303897">
            <text:p>8818</text:p>
          </table:table-cell>
          <table:table-cell table:formula="of:=(1.22022*([.A82])^2.40869+1.00037)/7" office:value-type="float" office:value="1259.66555329128">
            <text:p>1260</text:p>
          </table:table-cell>
          <table:table-cell table:number-columns-repeated="15"/>
        </table:table-row>
        <table:table-row table:style-name="ro1">
          <table:table-cell office:value-type="float" office:value="41">
            <text:p>41</text:p>
          </table:table-cell>
          <table:table-cell table:formula="of:=1.22022*([.A83])^2.40869+1.00037" office:value-type="float" office:value="9357.95420670863">
            <text:p>9358</text:p>
          </table:table-cell>
          <table:table-cell table:formula="of:=(1.22022*([.A83])^2.40869+1.00037)/7" office:value-type="float" office:value="1336.85060095838">
            <text:p>1337</text:p>
          </table:table-cell>
          <table:table-cell table:number-columns-repeated="15"/>
        </table:table-row>
        <table:table-row table:style-name="ro1">
          <table:table-cell office:value-type="float" office:value="42">
            <text:p>42</text:p>
          </table:table-cell>
          <table:table-cell table:formula="of:=1.22022*([.A84])^2.40869+1.00037" office:value-type="float" office:value="9917.13631993437">
            <text:p>9917</text:p>
          </table:table-cell>
          <table:table-cell table:formula="of:=(1.22022*([.A84])^2.40869+1.00037)/7" office:value-type="float" office:value="1416.73375999062">
            <text:p>1417</text:p>
          </table:table-cell>
          <table:table-cell table:number-columns-repeated="15"/>
        </table:table-row>
        <table:table-row table:style-name="ro1">
          <table:table-cell office:value-type="float" office:value="43">
            <text:p>43</text:p>
          </table:table-cell>
          <table:table-cell table:formula="of:=1.22022*([.A85])^2.40869+1.00037" office:value-type="float" office:value="10495.3921475081">
            <text:p>10495</text:p>
          </table:table-cell>
          <table:table-cell table:formula="of:=(1.22022*([.A85])^2.40869+1.00037)/7" office:value-type="float" office:value="1499.34173535831">
            <text:p>1499</text:p>
          </table:table-cell>
          <table:table-cell table:number-columns-repeated="15"/>
        </table:table-row>
        <table:table-row table:style-name="ro1">
          <table:table-cell office:value-type="float" office:value="44">
            <text:p>44</text:p>
          </table:table-cell>
          <table:table-cell table:formula="of:=1.22022*([.A86])^2.40869+1.00037" office:value-type="float" office:value="11092.9060101341">
            <text:p>11093</text:p>
          </table:table-cell>
          <table:table-cell table:formula="of:=(1.22022*([.A86])^2.40869+1.00037)/7" office:value-type="float" office:value="1584.70085859059">
            <text:p>1585</text:p>
          </table:table-cell>
          <table:table-cell table:number-columns-repeated="15"/>
        </table:table-row>
        <table:table-row table:style-name="ro1">
          <table:table-cell office:value-type="float" office:value="45">
            <text:p>45</text:p>
          </table:table-cell>
          <table:table-cell table:formula="of:=1.22022*([.A87])^2.40869+1.00037" office:value-type="float" office:value="11709.8597105465">
            <text:p>11710</text:p>
          </table:table-cell>
          <table:table-cell table:formula="of:=(1.22022*([.A87])^2.40869+1.00037)/7" office:value-type="float" office:value="1672.83710150664">
            <text:p>1673</text:p>
          </table:table-cell>
          <table:table-cell table:number-columns-repeated="15"/>
        </table:table-row>
        <table:table-row table:style-name="ro1">
          <table:table-cell office:value-type="float" office:value="46">
            <text:p>46</text:p>
          </table:table-cell>
          <table:table-cell table:formula="of:=1.22022*([.A88])^2.40869+1.00037" office:value-type="float" office:value="12346.4326240017">
            <text:p>12346</text:p>
          </table:table-cell>
          <table:table-cell table:formula="of:=(1.22022*([.A88])^2.40869+1.00037)/7" office:value-type="float" office:value="1763.7760891431">
            <text:p>1764</text:p>
          </table:table-cell>
          <table:table-cell table:number-columns-repeated="15"/>
        </table:table-row>
        <table:table-row table:style-name="ro1">
          <table:table-cell office:value-type="float" office:value="47">
            <text:p>47</text:p>
          </table:table-cell>
          <table:table-cell table:formula="of:=1.22022*([.A89])^2.40869+1.00037" office:value-type="float" office:value="13002.8017835906">
            <text:p>13003</text:p>
          </table:table-cell>
          <table:table-cell table:formula="of:=(1.22022*([.A89])^2.40869+1.00037)/7" office:value-type="float" office:value="1857.54311194152">
            <text:p>1858</text:p>
          </table:table-cell>
          <table:table-cell table:number-columns-repeated="15"/>
        </table:table-row>
        <table:table-row table:style-name="ro1">
          <table:table-cell office:value-type="float" office:value="48">
            <text:p>48</text:p>
          </table:table-cell>
          <table:table-cell table:formula="of:=1.22022*([.A90])^2.40869+1.00037" office:value-type="float" office:value="13679.1419607737">
            <text:p>13679</text:p>
          </table:table-cell>
          <table:table-cell table:formula="of:=(1.22022*([.A90])^2.40869+1.00037)/7" office:value-type="float" office:value="1954.16313725339">
            <text:p>1954</text:p>
          </table:table-cell>
          <table:table-cell table:number-columns-repeated="15"/>
        </table:table-row>
        <table:table-row table:style-name="ro1">
          <table:table-cell office:value-type="float" office:value="49">
            <text:p>49</text:p>
          </table:table-cell>
          <table:table-cell table:formula="of:=1.22022*([.A91])^2.40869+1.00037" office:value-type="float" office:value="14375.6257415011">
            <text:p>14376</text:p>
          </table:table-cell>
          <table:table-cell table:formula="of:=(1.22022*([.A91])^2.40869+1.00037)/7" office:value-type="float" office:value="2053.66082021444">
            <text:p>2054</text:p>
          </table:table-cell>
          <table:table-cell table:number-columns-repeated="15"/>
        </table:table-row>
        <table:table-row table:style-name="ro1">
          <table:table-cell office:value-type="float" office:value="50">
            <text:p>50</text:p>
          </table:table-cell>
          <table:table-cell table:formula="of:=1.22022*([.A92])^2.40869+1.00037" office:value-type="float" office:value="15092.4235982469">
            <text:p>15092</text:p>
          </table:table-cell>
          <table:table-cell table:formula="of:=(1.22022*([.A92])^2.40869+1.00037)/7" office:value-type="float" office:value="2156.06051403527">
            <text:p>2156</text:p>
          </table:table-cell>
          <table:table-cell table:number-columns-repeated="15"/>
        </table:table-row>
        <table:table-row table:style-name="ro1">
          <table:table-cell office:value-type="float" office:value="51">
            <text:p>51</text:p>
          </table:table-cell>
          <table:table-cell table:formula="of:=1.22022*([.A93])^2.40869+1.00037" office:value-type="float" office:value="15829.7039582552">
            <text:p>15830</text:p>
          </table:table-cell>
          <table:table-cell table:formula="of:=(1.22022*([.A93])^2.40869+1.00037)/7" office:value-type="float" office:value="2261.38627975075">
            <text:p>2261</text:p>
          </table:table-cell>
          <table:table-cell table:number-columns-repeated="15"/>
        </table:table-row>
        <table:table-row table:style-name="ro1">
          <table:table-cell office:value-type="float" office:value="52">
            <text:p>52</text:p>
          </table:table-cell>
          <table:table-cell table:formula="of:=1.22022*([.A94])^2.40869+1.00037" office:value-type="float" office:value="16587.6332682688">
            <text:p>16588</text:p>
          </table:table-cell>
          <table:table-cell table:formula="of:=(1.22022*([.A94])^2.40869+1.00037)/7" office:value-type="float" office:value="2369.66189546697">
            <text:p>2370</text:p>
          </table:table-cell>
          <table:table-cell table:number-columns-repeated="15"/>
        </table:table-row>
        <table:table-row table:style-name="ro1">
          <table:table-cell office:value-type="float" office:value="53">
            <text:p>53</text:p>
          </table:table-cell>
          <table:table-cell table:formula="of:=1.22022*([.A95])^2.40869+1.00037" office:value-type="float" office:value="17366.3760559858">
            <text:p>17366</text:p>
          </table:table-cell>
          <table:table-cell table:formula="of:=(1.22022*([.A95])^2.40869+1.00037)/7" office:value-type="float" office:value="2480.91086514082">
            <text:p>2481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 table:formula="of:=1.22022*([.A96])^2.40869+1.00037" office:value-type="float" office:value="18166.0949884708">
            <text:p>18166</text:p>
          </table:table-cell>
          <table:table-cell table:formula="of:=(1.22022*([.A96])^2.40869+1.00037)/7" office:value-type="float" office:value="2595.15642692441">
            <text:p>2595</text:p>
          </table:table-cell>
          <table:table-cell table:number-columns-repeated="15"/>
        </table:table-row>
        <table:table-row table:style-name="ro1">
          <table:table-cell office:value-type="float" office:value="55">
            <text:p>55</text:p>
          </table:table-cell>
          <table:table-cell table:formula="of:=1.22022*([.A97])^2.40869+1.00037" office:value-type="float" office:value="18986.9509277249">
            <text:p>18987</text:p>
          </table:table-cell>
          <table:table-cell table:formula="of:=(1.22022*([.A97])^2.40869+1.00037)/7" office:value-type="float" office:value="2712.42156110355">
            <text:p>2712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formula="of:=1.22022*([.A98])^2.40869+1.00037" office:value-type="float" office:value="19829.1029836014">
            <text:p>19829</text:p>
          </table:table-cell>
          <table:table-cell table:formula="of:=(1.22022*([.A98])^2.40869+1.00037)/7" office:value-type="float" office:value="2832.72899765734">
            <text:p>2833</text:p>
          </table:table-cell>
          <table:table-cell table:style-name="ce1" table:formula="of:=(1.22022*([.A98])^2.40869+1.00037)/42" office:value-type="float" office:value="472.121499609557">
            <text:p>472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table:formula="of:=1.22022*([.A99])^2.40869+1.00037" office:value-type="float" office:value="20692.7085642429">
            <text:p>20693</text:p>
          </table:table-cell>
          <table:table-cell table:formula="of:=(1.22022*([.A99])^2.40869+1.00037)/7" office:value-type="float" office:value="2956.10122346327">
            <text:p>2956</text:p>
          </table:table-cell>
          <table:table-cell table:style-name="ce1" table:formula="of:=(1.22022*([.A99])^2.40869+1.00037)/42" office:value-type="float" office:value="492.683537243878">
            <text:p>493</text:p>
          </table:table-cell>
          <table:table-cell table:number-columns-repeated="14"/>
        </table:table-row>
        <table:table-row table:style-name="ro1">
          <table:table-cell office:value-type="float" office:value="58">
            <text:p>58</text:p>
          </table:table-cell>
          <table:table-cell table:formula="of:=1.22022*([.A100])^2.40869+1.00037" office:value-type="float" office:value="21577.9234241941">
            <text:p>21578</text:p>
          </table:table-cell>
          <table:table-cell table:formula="of:=(1.22022*([.A100])^2.40869+1.00037)/7" office:value-type="float" office:value="3082.56048917058">
            <text:p>3083</text:p>
          </table:table-cell>
          <table:table-cell table:style-name="ce1" table:formula="of:=(1.22022*([.A100])^2.40869+1.00037)/42" office:value-type="float" office:value="513.76008152843">
            <text:p>514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table:formula="of:=1.22022*([.A101])^2.40869+1.00037" office:value-type="float" office:value="22484.9017103391">
            <text:p>22485</text:p>
          </table:table-cell>
          <table:table-cell table:formula="of:=(1.22022*([.A101])^2.40869+1.00037)/7" office:value-type="float" office:value="3212.12881576273">
            <text:p>3212</text:p>
          </table:table-cell>
          <table:table-cell table:style-name="ce1" table:formula="of:=(1.22022*([.A101])^2.40869+1.00037)/42" office:value-type="float" office:value="535.354802627122">
            <text:p>535</text:p>
          </table:table-cell>
          <table:table-cell table:number-columns-repeated="14"/>
        </table:table-row>
        <table:table-row table:style-name="ro1">
          <table:table-cell office:value-type="float" office:value="60">
            <text:p>60</text:p>
          </table:table-cell>
          <table:table-cell table:formula="of:=1.22022*([.A102])^2.40869+1.00037" office:value-type="float" office:value="23413.7960057958">
            <text:p>23414</text:p>
          </table:table-cell>
          <table:table-cell table:formula="of:=(1.22022*([.A102])^2.40869+1.00037)/7" office:value-type="float" office:value="3344.82800082797">
            <text:p>3345</text:p>
          </table:table-cell>
          <table:table-cell table:style-name="ce1" table:formula="of:=(1.22022*([.A102])^2.40869+1.00037)/42" office:value-type="float" office:value="557.471333471328">
            <text:p>557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table:formula="of:=1.22022*([.A103])^2.40869+1.00037" office:value-type="float" office:value="24364.7573718909">
            <text:p>24365</text:p>
          </table:table-cell>
          <table:table-cell table:formula="of:=(1.22022*([.A103])^2.40869+1.00037)/7" office:value-type="float" office:value="3480.67962455585">
            <text:p>3481</text:p>
          </table:table-cell>
          <table:table-cell table:style-name="ce1" table:formula="of:=(1.22022*([.A103])^2.40869+1.00037)/42" office:value-type="float" office:value="580.113270759308">
            <text:p>580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table:formula="of:=1.22022*([.A104])^2.40869+1.00037" office:value-type="float" office:value="25337.9353883318">
            <text:p>25338</text:p>
          </table:table-cell>
          <table:table-cell table:formula="of:=(1.22022*([.A104])^2.40869+1.00037)/7" office:value-type="float" office:value="3619.70505547597">
            <text:p>3620</text:p>
          </table:table-cell>
          <table:table-cell table:style-name="ce1" table:formula="of:=(1.22022*([.A104])^2.40869+1.00037)/42" office:value-type="float" office:value="603.284175912661">
            <text:p>603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table:formula="of:=1.22022*([.A105])^2.40869+1.00037" office:value-type="float" office:value="26333.4781916778">
            <text:p>26333</text:p>
          </table:table-cell>
          <table:table-cell table:formula="of:=(1.22022*([.A105])^2.40869+1.00037)/7" office:value-type="float" office:value="3761.92545595397">
            <text:p>3762</text:p>
          </table:table-cell>
          <table:table-cell table:style-name="ce1" table:formula="of:=(1.22022*([.A105])^2.40869+1.00037)/42" office:value-type="float" office:value="626.987575992329">
            <text:p>627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table:formula="of:=1.22022*([.A106])^2.40869+1.00037" office:value-type="float" office:value="27351.5325122127">
            <text:p>27352</text:p>
          </table:table-cell>
          <table:table-cell table:formula="of:=(1.22022*([.A106])^2.40869+1.00037)/7" office:value-type="float" office:value="3907.36178745895">
            <text:p>3907</text:p>
          </table:table-cell>
          <table:table-cell table:style-name="ce1" table:formula="of:=(1.22022*([.A106])^2.40869+1.00037)/42" office:value-type="float" office:value="651.226964576492">
            <text:p>651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table:formula="of:=1.22022*([.A107])^2.40869+1.00037" office:value-type="float" office:value="28392.2437093056">
            <text:p>28392</text:p>
          </table:table-cell>
          <table:table-cell table:formula="of:=(1.22022*([.A107])^2.40869+1.00037)/7" office:value-type="float" office:value="4056.03481561508">
            <text:p>4056</text:p>
          </table:table-cell>
          <table:table-cell table:style-name="ce1" table:formula="of:=(1.22022*([.A107])^2.40869+1.00037)/42" office:value-type="float" office:value="676.005802602514">
            <text:p>676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table:formula="of:=1.22022*([.A108])^2.40869+1.00037" office:value-type="float" office:value="29455.7558053475">
            <text:p>29456</text:p>
          </table:table-cell>
          <table:table-cell table:formula="of:=(1.22022*([.A108])^2.40869+1.00037)/7" office:value-type="float" office:value="4207.96511504965">
            <text:p>4208</text:p>
          </table:table-cell>
          <table:table-cell table:style-name="ce1" table:formula="of:=(1.22022*([.A108])^2.40869+1.00037)/42" office:value-type="float" office:value="701.327519174941">
            <text:p>701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table:formula="of:=1.22022*([.A109])^2.40869+1.00037" office:value-type="float" office:value="30542.2115183402">
            <text:p>30542</text:p>
          </table:table-cell>
          <table:table-cell table:formula="of:=(1.22022*([.A109])^2.40869+1.00037)/7" office:value-type="float" office:value="4363.1730740486">
            <text:p>4363</text:p>
          </table:table-cell>
          <table:table-cell table:style-name="ce1" table:formula="of:=(1.22022*([.A109])^2.40869+1.00037)/42" office:value-type="float" office:value="727.195512341433">
            <text:p>727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table:formula="of:=1.22022*([.A110])^2.40869+1.00037" office:value-type="float" office:value="31651.7522932108">
            <text:p>31652</text:p>
          </table:table-cell>
          <table:table-cell table:formula="of:=(1.22022*([.A110])^2.40869+1.00037)/7" office:value-type="float" office:value="4521.67889903012">
            <text:p>4522</text:p>
          </table:table-cell>
          <table:table-cell table:style-name="ce1" table:formula="of:=(1.22022*([.A110])^2.40869+1.00037)/42" office:value-type="float" office:value="753.613149838353">
            <text:p>754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table:formula="of:=1.22022*([.A111])^2.40869+1.00037" office:value-type="float" office:value="32784.5183319211">
            <text:p>32785</text:p>
          </table:table-cell>
          <table:table-cell table:formula="of:=(1.22022*([.A111])^2.40869+1.00037)/7" office:value-type="float" office:value="4683.50261884588">
            <text:p>4684</text:p>
          </table:table-cell>
          <table:table-cell table:style-name="ce1" table:formula="of:=(1.22022*([.A111])^2.40869+1.00037)/42" office:value-type="float" office:value="780.583769807646">
            <text:p>781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table:formula="of:=1.22022*([.A112])^2.40869+1.00037" office:value-type="float" office:value="33940.6486224332">
            <text:p>33941</text:p>
          </table:table-cell>
          <table:table-cell table:formula="of:=(1.22022*([.A112])^2.40869+1.00037)/7" office:value-type="float" office:value="4848.66408891902">
            <text:p>4849</text:p>
          </table:table-cell>
          <table:table-cell table:style-name="ce1" table:formula="of:=(1.22022*([.A112])^2.40869+1.00037)/42" office:value-type="float" office:value="808.110681486504">
            <text:p>808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table:formula="of:=1.22022*([.A113])^2.40869+1.00037" office:value-type="float" office:value="35120.2809665922">
            <text:p>35120</text:p>
          </table:table-cell>
          <table:table-cell table:formula="of:=(1.22022*([.A113])^2.40869+1.00037)/7" office:value-type="float" office:value="5017.18299522746">
            <text:p>5017</text:p>
          </table:table-cell>
          <table:table-cell table:style-name="ce1" table:formula="of:=(1.22022*([.A113])^2.40869+1.00037)/42" office:value-type="float" office:value="836.197165871244">
            <text:p>836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table:formula="of:=1.22022*([.A114])^2.40869+1.00037" office:value-type="float" office:value="36323.5520069814">
            <text:p>36324</text:p>
          </table:table-cell>
          <table:table-cell table:formula="of:=(1.22022*([.A114])^2.40869+1.00037)/7" office:value-type="float" office:value="5189.07885814019">
            <text:p>5189</text:p>
          </table:table-cell>
          <table:table-cell table:style-name="ce1" table:formula="of:=(1.22022*([.A114])^2.40869+1.00037)/42" office:value-type="float" office:value="864.846476356699">
            <text:p>865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table:formula="of:=1.22022*([.A115])^2.40869+1.00037" office:value-type="float" office:value="37550.5972527998">
            <text:p>37551</text:p>
          </table:table-cell>
          <table:table-cell table:formula="of:=(1.22022*([.A115])^2.40869+1.00037)/7" office:value-type="float" office:value="5364.37103611426">
            <text:p>5364</text:p>
          </table:table-cell>
          <table:table-cell table:style-name="ce1" table:formula="of:=(1.22022*([.A115])^2.40869+1.00037)/42" office:value-type="float" office:value="894.061839352376">
            <text:p>894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table:formula="of:=1.22022*([.A116])^2.40869+1.00037" office:value-type="float" office:value="38801.5511048136">
            <text:p>38802</text:p>
          </table:table-cell>
          <table:table-cell table:formula="of:=(1.22022*([.A116])^2.40869+1.00037)/7" office:value-type="float" office:value="5543.07872925908">
            <text:p>5543</text:p>
          </table:table-cell>
          <table:table-cell table:style-name="ce1" table:formula="of:=(1.22022*([.A116])^2.40869+1.00037)/42" office:value-type="float" office:value="923.846454876513">
            <text:p>924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table:formula="of:=1.22022*([.A117])^2.40869+1.00037" office:value-type="float" office:value="40076.5468794238">
            <text:p>40077</text:p>
          </table:table-cell>
          <table:table-cell table:formula="of:=(1.22022*([.A117])^2.40869+1.00037)/7" office:value-type="float" office:value="5725.22098277483">
            <text:p>5725</text:p>
          </table:table-cell>
          <table:table-cell table:style-name="ce1" table:formula="of:=(1.22022*([.A117])^2.40869+1.00037)/42" office:value-type="float" office:value="954.203497129138">
            <text:p>954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table:formula="of:=1.22022*([.A118])^2.40869+1.00037" office:value-type="float" office:value="41375.7168318956">
            <text:p>41376</text:p>
          </table:table-cell>
          <table:table-cell table:formula="of:=(1.22022*([.A118])^2.40869+1.00037)/7" office:value-type="float" office:value="5910.8166902708">
            <text:p>5911</text:p>
          </table:table-cell>
          <table:table-cell table:style-name="ce1" table:formula="of:=(1.22022*([.A118])^2.40869+1.00037)/42" office:value-type="float" office:value="985.136115045134">
            <text:p>985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table:formula="of:=1.22022*([.A119])^2.40869+1.00037" office:value-type="float" office:value="42699.192178787">
            <text:p>42699</text:p>
          </table:table-cell>
          <table:table-cell table:formula="of:=(1.22022*([.A119])^2.40869+1.00037)/7" office:value-type="float" office:value="6099.88459696958">
            <text:p>6100</text:p>
          </table:table-cell>
          <table:table-cell table:style-name="ce1" table:formula="of:=(1.22022*([.A119])^2.40869+1.00037)/42" office:value-type="float" office:value="1016.64743282826">
            <text:p>1017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table:formula="of:=1.22022*([.A120])^2.40869+1.00037" office:value-type="float" office:value="44047.1031196164">
            <text:p>44047</text:p>
          </table:table-cell>
          <table:table-cell table:formula="of:=(1.22022*([.A120])^2.40869+1.00037)/7" office:value-type="float" office:value="6292.44330280234">
            <text:p>6292</text:p>
          </table:table-cell>
          <table:table-cell table:style-name="ce1" table:formula="of:=(1.22022*([.A120])^2.40869+1.00037)/42" office:value-type="float" office:value="1048.74055046706">
            <text:p>1049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table:formula="of:=1.22022*([.A121])^2.40869+1.00037" office:value-type="float" office:value="45419.578857803">
            <text:p>45420</text:p>
          </table:table-cell>
          <table:table-cell table:formula="of:=(1.22022*([.A121])^2.40869+1.00037)/7" office:value-type="float" office:value="6488.51126540043">
            <text:p>6489</text:p>
          </table:table-cell>
          <table:table-cell table:style-name="ce1" table:formula="of:=(1.22022*([.A121])^2.40869+1.00037)/42" office:value-type="float" office:value="1081.41854423341">
            <text:p>1081</text:p>
          </table:table-cell>
          <table:table-cell table:style-name="ce1" table:formula="of:=(1.22022*([.A121])^2.40869+1.00037)/311" office:value-type="float" office:value="146.043661922196">
            <text:p>146</text:p>
          </table:table-cell>
          <table:table-cell table:number-columns-repeated="13"/>
        </table:table-row>
        <table:table-row table:style-name="ro1">
          <table:table-cell office:value-type="float" office:value="80">
            <text:p>80</text:p>
          </table:table-cell>
          <table:table-cell table:formula="of:=1.22022*([.A122])^2.40869+1.00037" office:value-type="float" office:value="46816.7476209148">
            <text:p>46817</text:p>
          </table:table-cell>
          <table:table-cell table:formula="of:=(1.22022*([.A122])^2.40869+1.00037)/7" office:value-type="float" office:value="6688.10680298783">
            <text:p>6688</text:p>
          </table:table-cell>
          <table:table-cell table:style-name="ce1" table:formula="of:=(1.22022*([.A122])^2.40869+1.00037)/42" office:value-type="float" office:value="1114.68446716464">
            <text:p>1115</text:p>
          </table:table-cell>
          <table:table-cell table:style-name="ce1" table:formula="of:=(1.22022*([.A122])^2.40869+1.00037)/311" office:value-type="float" office:value="150.536165983649">
            <text:p>151</text:p>
          </table:table-cell>
          <table:table-cell table:number-columns-repeated="13"/>
        </table:table-row>
        <table:table-row table:style-name="ro1">
          <table:table-cell office:value-type="float" office:value="81">
            <text:p>81</text:p>
          </table:table-cell>
          <table:table-cell table:formula="of:=1.22022*([.A123])^2.40869+1.00037" office:value-type="float" office:value="48238.7366802538">
            <text:p>48239</text:p>
          </table:table-cell>
          <table:table-cell table:formula="of:=(1.22022*([.A123])^2.40869+1.00037)/7" office:value-type="float" office:value="6891.24809717912">
            <text:p>6891</text:p>
          </table:table-cell>
          <table:table-cell table:style-name="ce1" table:formula="of:=(1.22022*([.A123])^2.40869+1.00037)/42" office:value-type="float" office:value="1148.54134952985">
            <text:p>1149</text:p>
          </table:table-cell>
          <table:table-cell table:style-name="ce1" table:formula="of:=(1.22022*([.A123])^2.40869+1.00037)/311" office:value-type="float" office:value="155.108478071556">
            <text:p>155</text:p>
          </table:table-cell>
          <table:table-cell table:number-columns-repeated="13"/>
        </table:table-row>
        <table:table-row table:style-name="ro1">
          <table:table-cell office:value-type="float" office:value="82">
            <text:p>82</text:p>
          </table:table-cell>
          <table:table-cell table:formula="of:=1.22022*([.A124])^2.40869+1.00037" office:value-type="float" office:value="49685.6723698102">
            <text:p>49686</text:p>
          </table:table-cell>
          <table:table-cell table:formula="of:=(1.22022*([.A124])^2.40869+1.00037)/7" office:value-type="float" office:value="7097.95319568717">
            <text:p>7098</text:p>
          </table:table-cell>
          <table:table-cell table:style-name="ce1" table:formula="of:=(1.22022*([.A124])^2.40869+1.00037)/42" office:value-type="float" office:value="1182.9921992812">
            <text:p>1183</text:p>
          </table:table-cell>
          <table:table-cell table:style-name="ce1" table:formula="of:=(1.22022*([.A124])^2.40869+1.00037)/311" office:value-type="float" office:value="159.761004404534">
            <text:p>160</text:p>
          </table:table-cell>
          <table:table-cell table:number-columns-repeated="13"/>
        </table:table-row>
        <table:table-row table:style-name="ro1">
          <table:table-cell office:value-type="float" office:value="83">
            <text:p>83</text:p>
          </table:table-cell>
          <table:table-cell table:formula="of:=1.22022*([.A125])^2.40869+1.00037" office:value-type="float" office:value="51157.6801046111">
            <text:p>51158</text:p>
          </table:table-cell>
          <table:table-cell table:formula="of:=(1.22022*([.A125])^2.40869+1.00037)/7" office:value-type="float" office:value="7308.24001494445">
            <text:p>7308</text:p>
          </table:table-cell>
          <table:table-cell table:style-name="ce1" table:formula="of:=(1.22022*([.A125])^2.40869+1.00037)/42" office:value-type="float" office:value="1218.04000249074">
            <text:p>1218</text:p>
          </table:table-cell>
          <table:table-cell table:style-name="ce1" table:formula="of:=(1.22022*([.A125])^2.40869+1.00037)/311" office:value-type="float" office:value="164.494148246338">
            <text:p>164</text:p>
          </table:table-cell>
          <table:table-cell table:number-columns-repeated="13"/>
        </table:table-row>
        <table:table-row table:style-name="ro1">
          <table:table-cell office:value-type="float" office:value="84">
            <text:p>84</text:p>
          </table:table-cell>
          <table:table-cell table:formula="of:=1.22022*([.A126])^2.40869+1.00037" office:value-type="float" office:value="52654.8843984926">
            <text:p>52655</text:p>
          </table:table-cell>
          <table:table-cell table:formula="of:=(1.22022*([.A126])^2.40869+1.00037)/7" office:value-type="float" office:value="7522.1263426418">
            <text:p>7522</text:p>
          </table:table-cell>
          <table:table-cell table:style-name="ce1" table:formula="of:=(1.22022*([.A126])^2.40869+1.00037)/42" office:value-type="float" office:value="1253.68772377363">
            <text:p>1254</text:p>
          </table:table-cell>
          <table:table-cell table:style-name="ce1" table:formula="of:=(1.22022*([.A126])^2.40869+1.00037)/311" office:value-type="float" office:value="169.308309962999">
            <text:p>169</text:p>
          </table:table-cell>
          <table:table-cell table:number-columns-repeated="13"/>
        </table:table-row>
        <table:table-row table:style-name="ro1">
          <table:table-cell office:value-type="float" office:value="85">
            <text:p>85</text:p>
          </table:table-cell>
          <table:table-cell table:formula="of:=1.22022*([.A127])^2.40869+1.00037" office:value-type="float" office:value="54177.4088813179">
            <text:p>54177</text:p>
          </table:table-cell>
          <table:table-cell table:formula="of:=(1.22022*([.A127])^2.40869+1.00037)/7" office:value-type="float" office:value="7739.62984018827">
            <text:p>7740</text:p>
          </table:table-cell>
          <table:table-cell table:style-name="ce1" table:formula="of:=(1.22022*([.A127])^2.40869+1.00037)/42" office:value-type="float" office:value="1289.93830669804">
            <text:p>1290</text:p>
          </table:table-cell>
          <table:table-cell table:style-name="ce1" table:formula="of:=(1.22022*([.A127])^2.40869+1.00037)/311" office:value-type="float" office:value="174.203887078192">
            <text:p>174</text:p>
          </table:table-cell>
          <table:table-cell table:number-columns-repeated="13"/>
        </table:table-row>
        <table:table-row table:style-name="ro1">
          <table:table-cell office:value-type="float" office:value="86">
            <text:p>86</text:p>
          </table:table-cell>
          <table:table-cell table:formula="of:=1.22022*([.A128])^2.40869+1.00037" office:value-type="float" office:value="55725.3763156664">
            <text:p>55725</text:p>
          </table:table-cell>
          <table:table-cell table:formula="of:=(1.22022*([.A128])^2.40869+1.00037)/7" office:value-type="float" office:value="7960.7680450952">
            <text:p>7961</text:p>
          </table:table-cell>
          <table:table-cell table:style-name="ce1" table:formula="of:=(1.22022*([.A128])^2.40869+1.00037)/42" office:value-type="float" office:value="1326.79467418253">
            <text:p>1327</text:p>
          </table:table-cell>
          <table:table-cell table:style-name="ce1" table:formula="of:=(1.22022*([.A128])^2.40869+1.00037)/311" office:value-type="float" office:value="179.181274326902">
            <text:p>179</text:p>
          </table:table-cell>
          <table:table-cell table:number-columns-repeated="13"/>
        </table:table-row>
        <table:table-row table:style-name="ro1">
          <table:table-cell office:value-type="float" office:value="87">
            <text:p>87</text:p>
          </table:table-cell>
          <table:table-cell table:formula="of:=1.22022*([.A129])^2.40869+1.00037" office:value-type="float" office:value="57298.9086130162">
            <text:p>57299</text:p>
          </table:table-cell>
          <table:table-cell table:formula="of:=(1.22022*([.A129])^2.40869+1.00037)/7" office:value-type="float" office:value="8185.55837328803">
            <text:p>8186</text:p>
          </table:table-cell>
          <table:table-cell table:style-name="ce1" table:formula="of:=(1.22022*([.A129])^2.40869+1.00037)/42" office:value-type="float" office:value="1364.25972888134">
            <text:p>1364</text:p>
          </table:table-cell>
          <table:table-cell table:style-name="ce1" table:formula="of:=(1.22022*([.A129])^2.40869+1.00037)/311" office:value-type="float" office:value="184.240863707448">
            <text:p>184</text:p>
          </table:table-cell>
          <table:table-cell table:number-columns-repeated="13"/>
        </table:table-row>
        <table:table-row table:style-name="ro1">
          <table:table-cell office:value-type="float" office:value="88">
            <text:p>88</text:p>
          </table:table-cell>
          <table:table-cell table:formula="of:=1.22022*([.A130])^2.40869+1.00037" office:value-type="float" office:value="58898.1268494398">
            <text:p>58898</text:p>
          </table:table-cell>
          <table:table-cell table:formula="of:=(1.22022*([.A130])^2.40869+1.00037)/7" office:value-type="float" office:value="8414.01812134854">
            <text:p>8414</text:p>
          </table:table-cell>
          <table:table-cell table:style-name="ce1" table:formula="of:=(1.22022*([.A130])^2.40869+1.00037)/42" office:value-type="float" office:value="1402.33635355809">
            <text:p>1402</text:p>
          </table:table-cell>
          <table:table-cell table:style-name="ce1" table:formula="of:=(1.22022*([.A130])^2.40869+1.00037)/311" office:value-type="float" office:value="189.383044531961">
            <text:p>189</text:p>
          </table:table-cell>
          <table:table-cell table:number-columns-repeated="13"/>
        </table:table-row>
        <table:table-row table:style-name="ro1">
          <table:table-cell office:value-type="float" office:value="89">
            <text:p>89</text:p>
          </table:table-cell>
          <table:table-cell table:formula="of:=1.22022*([.A131])^2.40869+1.00037" office:value-type="float" office:value="60523.151280834">
            <text:p>60523</text:p>
          </table:table-cell>
          <table:table-cell table:formula="of:=(1.22022*([.A131])^2.40869+1.00037)/7" office:value-type="float" office:value="8646.16446869058">
            <text:p>8646</text:p>
          </table:table-cell>
          <table:table-cell table:style-name="ce1" table:formula="of:=(1.22022*([.A131])^2.40869+1.00037)/42" office:value-type="float" office:value="1441.02741144843">
            <text:p>1441</text:p>
          </table:table-cell>
          <table:table-cell table:style-name="ce1" table:formula="of:=(1.22022*([.A131])^2.40869+1.00037)/311" office:value-type="float" office:value="194.608203475351">
            <text:p>195</text:p>
          </table:table-cell>
          <table:table-cell table:number-columns-repeated="13"/>
        </table:table-row>
        <table:table-row table:style-name="ro1">
          <table:table-cell office:value-type="float" office:value="90">
            <text:p>90</text:p>
          </table:table-cell>
          <table:table-cell table:formula="of:=1.22022*([.A132])^2.40869+1.00037" office:value-type="float" office:value="62174.1013577035">
            <text:p>62174</text:p>
          </table:table-cell>
          <table:table-cell table:formula="of:=(1.22022*([.A132])^2.40869+1.00037)/7" office:value-type="float" office:value="8882.01447967193">
            <text:p>8882</text:p>
          </table:table-cell>
          <table:table-cell table:style-name="ce1" table:formula="of:=(1.22022*([.A132])^2.40869+1.00037)/42" office:value-type="float" office:value="1480.33574661199">
            <text:p>1480</text:p>
          </table:table-cell>
          <table:table-cell table:style-name="ce1" table:formula="of:=(1.22022*([.A132])^2.40869+1.00037)/311" office:value-type="float" office:value="199.916724622841">
            <text:p>200</text:p>
          </table:table-cell>
          <table:table-cell table:number-columns-repeated="13"/>
        </table:table-row>
        <table:table-row table:style-name="ro1">
          <table:table-cell office:value-type="float" office:value="91">
            <text:p>91</text:p>
          </table:table-cell>
          <table:table-cell table:formula="of:=1.22022*([.A133])^2.40869+1.00037" office:value-type="float" office:value="63851.0957395144">
            <text:p>63851</text:p>
          </table:table-cell>
          <table:table-cell table:formula="of:=(1.22022*([.A133])^2.40869+1.00037)/7" office:value-type="float" office:value="9121.58510564492">
            <text:p>9122</text:p>
          </table:table-cell>
          <table:table-cell table:style-name="ce1" table:formula="of:=(1.22022*([.A133])^2.40869+1.00037)/42" office:value-type="float" office:value="1520.26418427415">
            <text:p>1520</text:p>
          </table:table-cell>
          <table:table-cell table:style-name="ce1" table:formula="of:=(1.22022*([.A133])^2.40869+1.00037)/311" office:value-type="float" office:value="205.308989516124">
            <text:p>205</text:p>
          </table:table-cell>
          <table:table-cell table:number-columns-repeated="13"/>
        </table:table-row>
        <table:table-row table:style-name="ro1">
          <table:table-cell office:value-type="float" office:value="92">
            <text:p>92</text:p>
          </table:table-cell>
          <table:table-cell table:formula="of:=1.22022*([.A134])^2.40869+1.00037" office:value-type="float" office:value="65554.2523086364">
            <text:p>65554</text:p>
          </table:table-cell>
          <table:table-cell table:formula="of:=(1.22022*([.A134])^2.40869+1.00037)/7" office:value-type="float" office:value="9364.89318694805">
            <text:p>9365</text:p>
          </table:table-cell>
          <table:table-cell table:style-name="ce1" table:formula="of:=(1.22022*([.A134])^2.40869+1.00037)/42" office:value-type="float" office:value="1560.81553115801">
            <text:p>1561</text:p>
          </table:table-cell>
          <table:table-cell table:style-name="ce1" table:formula="of:=(1.22022*([.A134])^2.40869+1.00037)/311" office:value-type="float" office:value="210.785377198188">
            <text:p>211</text:p>
          </table:table-cell>
          <table:table-cell table:number-columns-repeated="13"/>
        </table:table-row>
        <table:table-row table:style-name="ro1">
          <table:table-cell office:value-type="float" office:value="93">
            <text:p>93</text:p>
          </table:table-cell>
          <table:table-cell table:formula="of:=1.22022*([.A135])^2.40869+1.00037" office:value-type="float" office:value="67283.6881838888">
            <text:p>67284</text:p>
          </table:table-cell>
          <table:table-cell table:formula="of:=(1.22022*([.A135])^2.40869+1.00037)/7" office:value-type="float" office:value="9611.95545484125">
            <text:p>9612</text:p>
          </table:table-cell>
          <table:table-cell table:style-name="ce1" table:formula="of:=(1.22022*([.A135])^2.40869+1.00037)/42" office:value-type="float" office:value="1601.99257580688">
            <text:p>1602</text:p>
          </table:table-cell>
          <table:table-cell table:style-name="ce1" table:formula="of:=(1.22022*([.A135])^2.40869+1.00037)/311" office:value-type="float" office:value="216.346264256877">
            <text:p>216</text:p>
          </table:table-cell>
          <table:table-cell table:number-columns-repeated="13"/>
        </table:table-row>
        <table:table-row table:style-name="ro1">
          <table:table-cell office:value-type="float" office:value="94">
            <text:p>94</text:p>
          </table:table-cell>
          <table:table-cell table:formula="of:=1.22022*([.A136])^2.40869+1.00037" office:value-type="float" office:value="69039.5197337068">
            <text:p>69040</text:p>
          </table:table-cell>
          <table:table-cell table:formula="of:=(1.22022*([.A136])^2.40869+1.00037)/7" office:value-type="float" office:value="9862.78853338668">
            <text:p>9863</text:p>
          </table:table-cell>
          <table:table-cell table:style-name="ce1" table:formula="of:=(1.22022*([.A136])^2.40869+1.00037)/42" office:value-type="float" office:value="1643.79808889778">
            <text:p>1644</text:p>
          </table:table-cell>
          <table:table-cell table:style-name="ce1" table:formula="of:=(1.22022*([.A136])^2.40869+1.00037)/311" office:value-type="float" office:value="221.992024867224">
            <text:p>222</text:p>
          </table:table-cell>
          <table:table-cell table:number-columns-repeated="13"/>
        </table:table-row>
        <table:table-row table:style-name="ro1">
          <table:table-cell office:value-type="float" office:value="95">
            <text:p>95</text:p>
          </table:table-cell>
          <table:table-cell table:formula="of:=1.22022*([.A137])^2.40869+1.00037" office:value-type="float" office:value="70821.8625889413">
            <text:p>70822</text:p>
          </table:table-cell>
          <table:table-cell table:formula="of:=(1.22022*([.A137])^2.40869+1.00037)/7" office:value-type="float" office:value="10117.4089412773">
            <text:p>10117</text:p>
          </table:table-cell>
          <table:table-cell table:style-name="ce1" table:formula="of:=(1.22022*([.A137])^2.40869+1.00037)/42" office:value-type="float" office:value="1686.23482354622">
            <text:p>1686</text:p>
          </table:table-cell>
          <table:table-cell table:style-name="ce1" table:formula="of:=(1.22022*([.A137])^2.40869+1.00037)/311" office:value-type="float" office:value="227.723030832608">
            <text:p>228</text:p>
          </table:table-cell>
          <table:table-cell table:number-columns-repeated="13"/>
        </table:table-row>
        <table:table-row table:style-name="ro1">
          <table:table-cell office:value-type="float" office:value="96">
            <text:p>96</text:p>
          </table:table-cell>
          <table:table-cell table:formula="of:=1.22022*([.A138])^2.40869+1.00037" office:value-type="float" office:value="72630.8316553071">
            <text:p>72631</text:p>
          </table:table-cell>
          <table:table-cell table:formula="of:=(1.22022*([.A138])^2.40869+1.00037)/7" office:value-type="float" office:value="10375.8330936153">
            <text:p>10376</text:p>
          </table:table-cell>
          <table:table-cell table:style-name="ce1" table:formula="of:=(1.22022*([.A138])^2.40869+1.00037)/42" office:value-type="float" office:value="1729.30551560255">
            <text:p>1729</text:p>
          </table:table-cell>
          <table:table-cell table:style-name="ce1" table:formula="of:=(1.22022*([.A138])^2.40869+1.00037)/311" office:value-type="float" office:value="233.539651624782">
            <text:p>234</text:p>
          </table:table-cell>
          <table:table-cell table:number-columns-repeated="13"/>
        </table:table-row>
        <table:table-row table:style-name="ro1">
          <table:table-cell office:value-type="float" office:value="97">
            <text:p>97</text:p>
          </table:table-cell>
          <table:table-cell table:formula="of:=1.22022*([.A139])^2.40869+1.00037" office:value-type="float" office:value="74466.5411254932">
            <text:p>74467</text:p>
          </table:table-cell>
          <table:table-cell table:formula="of:=(1.22022*([.A139])^2.40869+1.00037)/7" office:value-type="float" office:value="10638.0773036419">
            <text:p>10638</text:p>
          </table:table-cell>
          <table:table-cell table:style-name="ce1" table:formula="of:=(1.22022*([.A139])^2.40869+1.00037)/42" office:value-type="float" office:value="1773.01288394031">
            <text:p>1773</text:p>
          </table:table-cell>
          <table:table-cell table:style-name="ce1" table:formula="of:=(1.22022*([.A139])^2.40869+1.00037)/311" office:value-type="float" office:value="239.442254422808">
            <text:p>239</text:p>
          </table:table-cell>
          <table:table-cell table:number-columns-repeated="13"/>
        </table:table-row>
        <table:table-row table:style-name="ro1">
          <table:table-cell office:value-type="float" office:value="98">
            <text:p>98</text:p>
          </table:table-cell>
          <table:table-cell table:formula="of:=1.22022*([.A140])^2.40869+1.00037" office:value-type="float" office:value="76329.104490946">
            <text:p>76329</text:p>
          </table:table-cell>
          <table:table-cell table:formula="of:=(1.22022*([.A140])^2.40869+1.00037)/7" office:value-type="float" office:value="10904.1577844209">
            <text:p>10904</text:p>
          </table:table-cell>
          <table:table-cell table:style-name="ce1" table:formula="of:=(1.22022*([.A140])^2.40869+1.00037)/42" office:value-type="float" office:value="1817.35963073681">
            <text:p>1817</text:p>
          </table:table-cell>
          <table:table-cell table:style-name="ce1" table:formula="of:=(1.22022*([.A140])^2.40869+1.00037)/311" office:value-type="float" office:value="245.431204150952">
            <text:p>245</text:p>
          </table:table-cell>
          <table:table-cell table:number-columns-repeated="13"/>
        </table:table-row>
        <table:table-row table:style-name="ro1">
          <table:table-cell office:value-type="float" office:value="99">
            <text:p>99</text:p>
          </table:table-cell>
          <table:table-cell table:formula="of:=1.22022*([.A141])^2.40869+1.00037" office:value-type="float" office:value="78218.63455334">
            <text:p>78219</text:p>
          </table:table-cell>
          <table:table-cell table:formula="of:=(1.22022*([.A141])^2.40869+1.00037)/7" office:value-type="float" office:value="11174.0906504771">
            <text:p>11174</text:p>
          </table:table-cell>
          <table:table-cell table:style-name="ce1" table:formula="of:=(1.22022*([.A141])^2.40869+1.00037)/42" office:value-type="float" office:value="1862.34844174619">
            <text:p>1862</text:p>
          </table:table-cell>
          <table:table-cell table:style-name="ce1" table:formula="of:=(1.22022*([.A141])^2.40869+1.00037)/311" office:value-type="float" office:value="251.506863515563">
            <text:p>252</text:p>
          </table:table-cell>
          <table:table-cell table:number-columns-repeated="13"/>
        </table:table-row>
        <table:table-row table:style-name="ro1">
          <table:table-cell office:value-type="float" office:value="100">
            <text:p>100</text:p>
          </table:table-cell>
          <table:table-cell table:formula="of:=1.22022*([.A142])^2.40869+1.00037" office:value-type="float" office:value="80135.2434357448">
            <text:p>80135</text:p>
          </table:table-cell>
          <table:table-cell table:formula="of:=(1.22022*([.A142])^2.40869+1.00037)/7" office:value-type="float" office:value="11447.8919193921">
            <text:p>11448</text:p>
          </table:table-cell>
          <table:table-cell table:style-name="ce1" table:formula="of:=(1.22022*([.A142])^2.40869+1.00037)/42" office:value-type="float" office:value="1907.98198656535">
            <text:p>1908</text:p>
          </table:table-cell>
          <table:table-cell table:style-name="ce1" table:formula="of:=(1.22022*([.A142])^2.40869+1.00037)/311" office:value-type="float" office:value="257.66959304098">
            <text:p>258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>
            <text:p>Increment (25)</text:p>
          </table:table-cell>
          <table:table-cell table:style-name="Default" office:value-type="string">
            <text:p>Cost (Green)</text:p>
          </table:table-cell>
          <table:table-cell table:style-name="Default" office:value-type="string">
            <text:p>Cost (Yellow)</text:p>
          </table:table-cell>
          <table:table-cell office:value-type="string">
            <text:p>Cost (Red)</text:p>
          </table:table-cell>
          <table:table-cell office:value-type="string">
            <text:p>Cost (Blue)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formula="of:=(1.22022*([.A145])^2.40869+1.00037)*32" office:value-type="float" office:value="71.05888">
            <text:p>71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(1.22022*([.A146])^2.40869+1.00037)*32" office:value-type="float" office:value="239.348480622552">
            <text:p>239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(1.22022*([.A147])^2.40869+1.00037)*32" office:value-type="float" office:value="582.598027843731">
            <text:p>58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table:formula="of:=(1.22022*([.A148])^2.40869+1.00037)*32" office:value-type="float" office:value="1132.9527191203">
            <text:p>113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formula="of:=(1.22022*([.A149])^2.40869+1.00037)*32" office:value-type="float" office:value="1916.48595798424">
            <text:p>1916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formula="of:=(1.22022*([.A150])^2.40869+1.00037)*32" office:value-type="float" office:value="2955.58019654372">
            <text:p>2956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formula="of:=(1.22022*([.A151])^2.40869+1.00037)*32" office:value-type="float" office:value="4270.0739324796">
            <text:p>4270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formula="of:=(1.22022*([.A152])^2.40869+1.00037)*32" office:value-type="float" office:value="5877.9193249423">
            <text:p>5878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formula="of:=(1.22022*([.A153])^2.40869+1.00037)*32" office:value-type="float" office:value="7795.60032825141">
            <text:p>7796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formula="of:=(1.22022*([.A154])^2.40869+1.00037)*32" office:value-type="float" office:value="10038.4177791697">
            <text:p>10038</text:p>
          </table:table-cell>
          <table:table-cell table:formula="of:=(1.22022*([.A154])^2.40869+1.00037)" office:value-type="float" office:value="313.700555599054">
            <text:p>314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formula="of:=(1.22022*([.A155])^2.40869+1.00037)*32" office:value-type="float" office:value="12620.6938713945">
            <text:p>12621</text:p>
          </table:table-cell>
          <table:table-cell table:formula="of:=(1.22022*([.A155])^2.40869+1.00037)" office:value-type="float" office:value="394.396683481078">
            <text:p>394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formula="of:=(1.22022*([.A156])^2.40869+1.00037)*32" office:value-type="float" office:value="15555.9245789981">
            <text:p>15556</text:p>
          </table:table-cell>
          <table:table-cell table:formula="of:=(1.22022*([.A156])^2.40869+1.00037)" office:value-type="float" office:value="486.122643093692">
            <text:p>486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formula="of:=(1.22022*([.A157])^2.40869+1.00037)*32" office:value-type="float" office:value="18856.8967878356">
            <text:p>18857</text:p>
          </table:table-cell>
          <table:table-cell table:formula="of:=(1.22022*([.A157])^2.40869+1.00037)" office:value-type="float" office:value="589.278024619862">
            <text:p>589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formula="of:=(1.22022*([.A158])^2.40869+1.00037)*32" office:value-type="float" office:value="22535.7805508806">
            <text:p>22536</text:p>
          </table:table-cell>
          <table:table-cell table:formula="of:=(1.22022*([.A158])^2.40869+1.00037)" office:value-type="float" office:value="704.24314221502">
            <text:p>704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formula="of:=(1.22022*([.A159])^2.40869+1.00037)*32" office:value-type="float" office:value="26604.2032458305">
            <text:p>26604</text:p>
          </table:table-cell>
          <table:table-cell table:formula="of:=(1.22022*([.A159])^2.40869+1.00037)" office:value-type="float" office:value="831.381351432202">
            <text:p>831</text:p>
          </table:table-cell>
          <table:table-cell table:style-name="ce1" table:formula="of:=(1.22022*([.A159])^2.40869+1.00037)/1.5" office:value-type="float" office:value="554.254234288134">
            <text:p>554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formula="of:=(1.22022*([.A160])^2.40869+1.00037)*32" office:value-type="float" office:value="31073.310215451">
            <text:p>31073</text:p>
          </table:table-cell>
          <table:table-cell table:formula="of:=(1.22022*([.A160])^2.40869+1.00037)" office:value-type="float" office:value="971.040944232844">
            <text:p>971</text:p>
          </table:table-cell>
          <table:table-cell table:style-name="ce1" table:formula="of:=(1.22022*([.A160])^2.40869+1.00037)/1.5" office:value-type="float" office:value="647.360629488563">
            <text:p>647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formula="of:=(1.22022*([.A161])^2.40869+1.00037)*32" office:value-type="float" office:value="35953.815084896">
            <text:p>35954</text:p>
          </table:table-cell>
          <table:table-cell table:formula="of:=(1.22022*([.A161])^2.40869+1.00037)" office:value-type="float" office:value="1123.556721403">
            <text:p>1124</text:p>
          </table:table-cell>
          <table:table-cell table:style-name="ce1" table:formula="of:=(1.22022*([.A161])^2.40869+1.00037)/1.5" office:value-type="float" office:value="749.037814268667">
            <text:p>749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formula="of:=(1.22022*([.A162])^2.40869+1.00037)*32" office:value-type="float" office:value="41256.0420438251">
            <text:p>41256</text:p>
          </table:table-cell>
          <table:table-cell table:formula="of:=(1.22022*([.A162])^2.40869+1.00037)" office:value-type="float" office:value="1289.25131386953">
            <text:p>1289</text:p>
          </table:table-cell>
          <table:table-cell table:style-name="ce1" table:formula="of:=(1.22022*([.A162])^2.40869+1.00037)/1.5" office:value-type="float" office:value="859.500875913023">
            <text:p>860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formula="of:=(1.22022*([.A163])^2.40869+1.00037)*32" office:value-type="float" office:value="46989.9617700186">
            <text:p>46990</text:p>
          </table:table-cell>
          <table:table-cell table:formula="of:=(1.22022*([.A163])^2.40869+1.00037)" office:value-type="float" office:value="1468.43630531308">
            <text:p>1468</text:p>
          </table:table-cell>
          <table:table-cell table:style-name="ce1" table:formula="of:=(1.22022*([.A163])^2.40869+1.00037)/1.5" office:value-type="float" office:value="978.957536875387">
            <text:p>979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formula="of:=(1.22022*([.A164])^2.40869+1.00037)*32" office:value-type="float" office:value="53165.2222480875">
            <text:p>53165</text:p>
          </table:table-cell>
          <table:table-cell table:formula="of:=(1.22022*([.A164])^2.40869+1.00037)" office:value-type="float" office:value="1661.41319525273">
            <text:p>1661</text:p>
          </table:table-cell>
          <table:table-cell table:style-name="ce1" table:formula="of:=(1.22022*([.A164])^2.40869+1.00037)/1.5" office:value-type="float" office:value="1107.60879683516">
            <text:p>1108</text:p>
          </table:table-cell>
          <table:table-cell table:style-name="ce1" table:formula="of:=(1.22022*([.A164])^2.40869+1.00037)/3" office:value-type="float" office:value="553.804398417578">
            <text:p>55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formula="of:=(1.22022*([.A165])^2.40869+1.00037)*32" office:value-type="float" office:value="59791.1754371221">
            <text:p>59791</text:p>
          </table:table-cell>
          <table:table-cell table:formula="of:=(1.22022*([.A165])^2.40869+1.00037)" office:value-type="float" office:value="1868.47423241007">
            <text:p>1868</text:p>
          </table:table-cell>
          <table:table-cell table:style-name="ce1" table:formula="of:=(1.22022*([.A165])^2.40869+1.00037)/1.5" office:value-type="float" office:value="1245.64948827338">
            <text:p>1246</text:p>
          </table:table-cell>
          <table:table-cell table:style-name="ce1" table:formula="of:=(1.22022*([.A165])^2.40869+1.00037)/3" office:value-type="float" office:value="622.824744136689">
            <text:p>623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formula="of:=(1.22022*([.A166])^2.40869+1.00037)*32" office:value-type="float" office:value="66876.9005243874">
            <text:p>66877</text:p>
          </table:table-cell>
          <table:table-cell table:formula="of:=(1.22022*([.A166])^2.40869+1.00037)" office:value-type="float" office:value="2089.90314138711">
            <text:p>2090</text:p>
          </table:table-cell>
          <table:table-cell table:style-name="ce1" table:formula="of:=(1.22022*([.A166])^2.40869+1.00037)/1.5" office:value-type="float" office:value="1393.26876092474">
            <text:p>1393</text:p>
          </table:table-cell>
          <table:table-cell table:style-name="ce1" table:formula="of:=(1.22022*([.A166])^2.40869+1.00037)/3" office:value-type="float" office:value="696.634380462369">
            <text:p>697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formula="of:=(1.22022*([.A167])^2.40869+1.00037)*32" office:value-type="float" office:value="74431.2243426238">
            <text:p>74431</text:p>
          </table:table-cell>
          <table:table-cell table:formula="of:=(1.22022*([.A167])^2.40869+1.00037)" office:value-type="float" office:value="2325.97576070699">
            <text:p>2326</text:p>
          </table:table-cell>
          <table:table-cell table:style-name="ce1" table:formula="of:=(1.22022*([.A167])^2.40869+1.00037)/1.5" office:value-type="float" office:value="1550.650507138">
            <text:p>1551</text:p>
          </table:table-cell>
          <table:table-cell table:style-name="ce1" table:formula="of:=(1.22022*([.A167])^2.40869+1.00037)/3" office:value-type="float" office:value="775.325253568998">
            <text:p>775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formula="of:=(1.22022*([.A168])^2.40869+1.00037)*32" office:value-type="float" office:value="82462.7394091453">
            <text:p>82463</text:p>
          </table:table-cell>
          <table:table-cell table:formula="of:=(1.22022*([.A168])^2.40869+1.00037)" office:value-type="float" office:value="2576.96060653579">
            <text:p>2577</text:p>
          </table:table-cell>
          <table:table-cell table:style-name="ce1" table:formula="of:=(1.22022*([.A168])^2.40869+1.00037)/1.5" office:value-type="float" office:value="1717.97373769053">
            <text:p>1718</text:p>
          </table:table-cell>
          <table:table-cell table:style-name="ce1" table:formula="of:=(1.22022*([.A168])^2.40869+1.00037)/3" office:value-type="float" office:value="858.986868845263">
            <text:p>859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formula="of:=(1.22022*([.A169])^2.40869+1.00037)*32" office:value-type="float" office:value="90979.8199543273">
            <text:p>90980</text:p>
          </table:table-cell>
          <table:table-cell table:formula="of:=(1.22022*([.A169])^2.40869+1.00037)" office:value-type="float" office:value="2843.11937357273">
            <text:p>2843</text:p>
          </table:table-cell>
          <table:table-cell table:style-name="ce1" table:formula="of:=(1.22022*([.A169])^2.40869+1.00037)/1.5" office:value-type="float" office:value="1895.41291571515">
            <text:p>1895</text:p>
          </table:table-cell>
          <table:table-cell table:style-name="ce1" table:formula="of:=(1.22022*([.A169])^2.40869+1.00037)/3" office:value-type="float" office:value="947.706457857576">
            <text:p>948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>
            <text:p>Increment (10)</text:p>
          </table:table-cell>
          <table:table-cell table:style-name="Default" office:value-type="string">
            <text:p>Cost (Green)</text:p>
          </table:table-cell>
          <table:table-cell table:style-name="Default" office:value-type="string">
            <text:p>Cost (Yellow)</text:p>
          </table:table-cell>
          <table:table-cell office:value-type="string">
            <text:p>Cost (Red)</text:p>
          </table:table-cell>
          <table:table-cell office:value-type="string">
            <text:p>Cost (Blue)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formula="of:=(1.22022*([.A145])^2.40869+1.00037)*250" office:value-type="float" office:value="555.1475">
            <text:p>555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formula="of:=(1.22022*([.A146])^2.40869+1.00037)*250" office:value-type="float" office:value="1869.91000486369">
            <text:p>1870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formula="of:=(1.22022*([.A147])^2.40869+1.00037)*250" office:value-type="float" office:value="4551.54709252915">
            <text:p>4552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table:formula="of:=(1.22022*([.A148])^2.40869+1.00037)*250" office:value-type="float" office:value="8851.19311812731">
            <text:p>8851</text:p>
          </table:table-cell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formula="of:=(1.22022*([.A149])^2.40869+1.00037)*250" office:value-type="float" office:value="14972.5465467518">
            <text:p>14973</text:p>
          </table:table-cell>
          <table:table-cell table:formula="of:=(1.22022*([.A176])^2.40869+1.00037)*2" office:value-type="float" office:value="119.780372374015">
            <text:p>120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formula="of:=(1.22022*([.A150])^2.40869+1.00037)*250" office:value-type="float" office:value="23090.4702854978">
            <text:p>23090</text:p>
          </table:table-cell>
          <table:table-cell table:formula="of:=(1.22022*([.A177])^2.40869+1.00037)*2" office:value-type="float" office:value="184.723762283982">
            <text:p>185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formula="of:=(1.22022*([.A151])^2.40869+1.00037)*250" office:value-type="float" office:value="33359.9525974969">
            <text:p>33360</text:p>
          </table:table-cell>
          <table:table-cell table:formula="of:=(1.22022*([.A178])^2.40869+1.00037)*2" office:value-type="float" office:value="266.879620779975">
            <text:p>267</text:p>
          </table:table-cell>
          <table:table-cell table:style-name="ce1" table:formula="of:=(1.22022*([.A178])^2.40869+1.00037)" office:value-type="float" office:value="133.439810389988">
            <text:p>133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formula="of:=(1.22022*([.A152])^2.40869+1.00037)*250" office:value-type="float" office:value="45921.2447261118">
            <text:p>45921</text:p>
          </table:table-cell>
          <table:table-cell table:formula="of:=(1.22022*([.A179])^2.40869+1.00037)*2" office:value-type="float" office:value="367.369957808894">
            <text:p>367</text:p>
          </table:table-cell>
          <table:table-cell table:style-name="ce1" table:formula="of:=(1.22022*([.A179])^2.40869+1.00037)" office:value-type="float" office:value="183.684978904447">
            <text:p>184</text:p>
          </table:table-cell>
          <table:table-cell table:style-name="ce1"/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formula="of:=(1.22022*([.A153])^2.40869+1.00037)*250" office:value-type="float" office:value="60903.1275644642">
            <text:p>60903</text:p>
          </table:table-cell>
          <table:table-cell table:formula="of:=(1.22022*([.A180])^2.40869+1.00037)*2" office:value-type="float" office:value="487.225020515713">
            <text:p>487</text:p>
          </table:table-cell>
          <table:table-cell table:style-name="ce1" table:formula="of:=(1.22022*([.A180])^2.40869+1.00037)" office:value-type="float" office:value="243.612510257857">
            <text:p>244</text:p>
          </table:table-cell>
          <table:table-cell table:style-name="ce1" table:formula="of:=(1.22022*([.A180])^2.40869+1.00037)/2.25" office:value-type="float" office:value="108.27222678127">
            <text:p>108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formula="of:=(1.22022*([.A154])^2.40869+1.00037)*250" office:value-type="float" office:value="78425.1388997636">
            <text:p>78425</text:p>
          </table:table-cell>
          <table:table-cell table:formula="of:=(1.22022*([.A181])^2.40869+1.00037)*2" office:value-type="float" office:value="627.401111198109">
            <text:p>627</text:p>
          </table:table-cell>
          <table:table-cell table:style-name="ce1" table:formula="of:=(1.22022*([.A181])^2.40869+1.00037)" office:value-type="float" office:value="313.700555599054">
            <text:p>314</text:p>
          </table:table-cell>
          <table:table-cell table:style-name="ce1" table:formula="of:=(1.22022*([.A181])^2.40869+1.00037)/2.25" office:value-type="float" office:value="139.422469155135">
            <text:p>139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19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Harmer</meta:initial-creator>
    <meta:creation-date>2025-05-26T15:24:35.58</meta:creation-date>
    <dc:date>2025-05-26T19:50:31.83</dc:date>
    <dc:creator>Brian Harmer</dc:creator>
    <meta:editing-duration>PT2H41M54S</meta:editing-duration>
    <meta:editing-cycles>25</meta:editing-cycles>
    <meta:generator>OpenOffice/4.1.12$Win32 OpenOffice.org_project/4112m1$Build-9809</meta:generator>
    <meta:document-statistic meta:table-count="3" meta:cell-count="839" meta:object-count="0"/>
  </office:meta>
</office:document-meta>
</file>